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2a769a" style:font-name-asian="宋体2"/>
    </style:style>
    <style:style style:name="P3" style:family="paragraph" style:parent-style-name="Preformatted_20_Text">
      <style:paragraph-properties fo:line-height="150%"/>
      <style:text-properties style:font-name="Times New Roman1" officeooo:rsid="0018f594" officeooo:paragraph-rsid="0042fbdc" style:font-name-asian="宋体2"/>
    </style:style>
    <style:style style:name="P4" style:family="paragraph" style:parent-style-name="Preformatted_20_Text">
      <style:paragraph-properties fo:line-height="150%"/>
      <style:text-properties style:font-name="Times New Roman1" officeooo:rsid="0018f594" officeooo:paragraph-rsid="004acb14" style:font-name-asian="宋体2"/>
    </style:style>
    <style:style style:name="P5" style:family="paragraph" style:parent-style-name="Preformatted_20_Text">
      <style:paragraph-properties fo:line-height="150%"/>
      <style:text-properties style:font-name="Times New Roman1" officeooo:rsid="0018f594" officeooo:paragraph-rsid="00db9ff9" style:font-name-asian="宋体2"/>
    </style:style>
    <style:style style:name="P6" style:family="paragraph" style:parent-style-name="Preformatted_20_Text">
      <style:paragraph-properties fo:line-height="150%"/>
      <style:text-properties style:font-name="Times New Roman1" officeooo:paragraph-rsid="0018f594" style:font-name-asian="宋体2"/>
    </style:style>
    <style:style style:name="P7" style:family="paragraph" style:parent-style-name="Preformatted_20_Text">
      <style:paragraph-properties fo:line-height="150%"/>
      <style:text-properties style:font-name="Times New Roman1" officeooo:rsid="00222d47" officeooo:paragraph-rsid="00222d47" style:font-name-asian="宋体2"/>
    </style:style>
    <style:style style:name="P8" style:family="paragraph" style:parent-style-name="Preformatted_20_Text">
      <style:paragraph-properties fo:line-height="150%"/>
      <style:text-properties style:font-name="Times New Roman1" officeooo:rsid="00222d47" officeooo:paragraph-rsid="00561d0c" style:font-name-asian="宋体2"/>
    </style:style>
    <style:style style:name="P9" style:family="paragraph" style:parent-style-name="Preformatted_20_Text">
      <style:paragraph-properties fo:line-height="150%"/>
      <style:text-properties style:font-name="Times New Roman1" officeooo:rsid="00222d47" officeooo:paragraph-rsid="005cb4bf" style:font-name-asian="宋体2"/>
    </style:style>
    <style:style style:name="P10" style:family="paragraph" style:parent-style-name="Preformatted_20_Text">
      <style:paragraph-properties fo:line-height="150%"/>
      <style:text-properties style:font-name="Times New Roman1" officeooo:rsid="00222d47" officeooo:paragraph-rsid="0084c232" style:font-name-asian="宋体2"/>
    </style:style>
    <style:style style:name="P11" style:family="paragraph" style:parent-style-name="Preformatted_20_Text">
      <style:paragraph-properties fo:line-height="150%"/>
      <style:text-properties style:font-name="Times New Roman1" officeooo:rsid="00222d47" officeooo:paragraph-rsid="00886541" style:font-name-asian="宋体2"/>
    </style:style>
    <style:style style:name="P12" style:family="paragraph" style:parent-style-name="Preformatted_20_Text">
      <style:paragraph-properties fo:line-height="150%"/>
      <style:text-properties style:font-name="Times New Roman1" officeooo:rsid="00222d47" officeooo:paragraph-rsid="008cc6ad" style:font-name-asian="宋体2"/>
    </style:style>
    <style:style style:name="P13" style:family="paragraph" style:parent-style-name="Preformatted_20_Text">
      <style:paragraph-properties fo:line-height="150%"/>
      <style:text-properties style:font-name="Times New Roman1" officeooo:rsid="00222d47" officeooo:paragraph-rsid="00967fc5" style:font-name-asian="宋体2"/>
    </style:style>
    <style:style style:name="P14" style:family="paragraph" style:parent-style-name="Preformatted_20_Text">
      <style:paragraph-properties fo:line-height="150%"/>
      <style:text-properties style:font-name="Times New Roman1" officeooo:rsid="00222d47" officeooo:paragraph-rsid="009bdaf1" style:font-name-asian="宋体2"/>
    </style:style>
    <style:style style:name="P15" style:family="paragraph" style:parent-style-name="Preformatted_20_Text">
      <style:paragraph-properties fo:line-height="150%"/>
      <style:text-properties style:font-name="Times New Roman1" officeooo:rsid="00222d47" officeooo:paragraph-rsid="009d7086" style:font-name-asian="宋体2"/>
    </style:style>
    <style:style style:name="P16" style:family="paragraph" style:parent-style-name="Preformatted_20_Text">
      <style:paragraph-properties fo:line-height="150%"/>
      <style:text-properties style:font-name="Times New Roman1" officeooo:rsid="00222d47" officeooo:paragraph-rsid="00a35bf2" style:font-name-asian="宋体2"/>
    </style:style>
    <style:style style:name="P17" style:family="paragraph" style:parent-style-name="Preformatted_20_Text">
      <style:paragraph-properties fo:line-height="150%"/>
      <style:text-properties style:font-name="Times New Roman1" officeooo:rsid="00222d47" officeooo:paragraph-rsid="00a431cd" style:font-name-asian="宋体2"/>
    </style:style>
    <style:style style:name="P18" style:family="paragraph" style:parent-style-name="Preformatted_20_Text">
      <style:paragraph-properties fo:line-height="150%"/>
      <style:text-properties style:font-name="Times New Roman1" officeooo:rsid="00222d47" officeooo:paragraph-rsid="00ab12e7" style:font-name-asian="宋体2"/>
    </style:style>
    <style:style style:name="P19" style:family="paragraph" style:parent-style-name="Preformatted_20_Text">
      <style:paragraph-properties fo:line-height="150%"/>
      <style:text-properties style:font-name="Times New Roman1" officeooo:rsid="00222d47" officeooo:paragraph-rsid="00b1223d" style:font-name-asian="宋体2"/>
    </style:style>
    <style:style style:name="P20" style:family="paragraph" style:parent-style-name="Preformatted_20_Text">
      <style:paragraph-properties fo:line-height="150%"/>
      <style:text-properties style:font-name="Times New Roman1" officeooo:rsid="00222d47" officeooo:paragraph-rsid="012beaca" style:font-name-asian="宋体2"/>
    </style:style>
    <style:style style:name="P21" style:family="paragraph" style:parent-style-name="Preformatted_20_Text">
      <style:paragraph-properties fo:line-height="150%"/>
      <style:text-properties style:font-name="Times New Roman1" officeooo:rsid="00222d47" officeooo:paragraph-rsid="01429cb3" style:font-name-asian="宋体2"/>
    </style:style>
    <style:style style:name="P22" style:family="paragraph" style:parent-style-name="Preformatted_20_Text">
      <style:paragraph-properties fo:line-height="150%"/>
      <style:text-properties style:font-name="Times New Roman1" officeooo:rsid="00222d47" officeooo:paragraph-rsid="0148b798" style:font-name-asian="宋体2"/>
    </style:style>
    <style:style style:name="P23" style:family="paragraph" style:parent-style-name="Preformatted_20_Text">
      <style:paragraph-properties fo:line-height="150%"/>
      <style:text-properties style:font-name="Times New Roman1" officeooo:rsid="00230689" officeooo:paragraph-rsid="00230689" style:font-name-asian="宋体2"/>
    </style:style>
    <style:style style:name="P24" style:family="paragraph" style:parent-style-name="Preformatted_20_Text">
      <style:paragraph-properties fo:line-height="150%"/>
      <style:text-properties style:font-name="Times New Roman1" officeooo:rsid="001f119f" officeooo:paragraph-rsid="00407e08" style:font-name-asian="宋体2"/>
    </style:style>
    <style:style style:name="P25" style:family="paragraph" style:parent-style-name="Preformatted_20_Text">
      <style:paragraph-properties fo:line-height="150%"/>
      <style:text-properties style:font-name="Times New Roman1" officeooo:rsid="001f119f" officeooo:paragraph-rsid="00b1223d" style:font-name-asian="宋体2"/>
    </style:style>
    <style:style style:name="P26" style:family="paragraph" style:parent-style-name="Preformatted_20_Text">
      <style:paragraph-properties fo:line-height="150%"/>
      <style:text-properties style:font-name="Times New Roman1" officeooo:rsid="00268458" officeooo:paragraph-rsid="00268458" style:font-name-asian="宋体2"/>
    </style:style>
    <style:style style:name="P27" style:family="paragraph" style:parent-style-name="Preformatted_20_Text">
      <style:paragraph-properties fo:line-height="150%"/>
      <style:text-properties style:font-name="Times New Roman1" officeooo:rsid="00268458" officeooo:paragraph-rsid="00c65009" style:font-name-asian="宋体2"/>
    </style:style>
    <style:style style:name="P28" style:family="paragraph" style:parent-style-name="Preformatted_20_Text">
      <style:paragraph-properties fo:line-height="150%"/>
      <style:text-properties style:font-name="Times New Roman1" officeooo:rsid="0027af14" officeooo:paragraph-rsid="00cce25f" style:font-name-asian="宋体2"/>
    </style:style>
    <style:style style:name="P29" style:family="paragraph" style:parent-style-name="Preformatted_20_Text">
      <style:paragraph-properties fo:line-height="150%"/>
      <style:text-properties style:font-name="Times New Roman1" officeooo:rsid="0027af14" officeooo:paragraph-rsid="00db9ff9" style:font-name-asian="宋体2"/>
    </style:style>
    <style:style style:name="P30" style:family="paragraph" style:parent-style-name="Preformatted_20_Text">
      <style:paragraph-properties fo:line-height="150%"/>
      <style:text-properties style:font-name="Times New Roman1" officeooo:rsid="0027af14" officeooo:paragraph-rsid="00dc3c91" style:font-name-asian="宋体2"/>
    </style:style>
    <style:style style:name="P31" style:family="paragraph" style:parent-style-name="Preformatted_20_Text">
      <style:paragraph-properties fo:line-height="150%"/>
      <style:text-properties style:font-name="Times New Roman1" officeooo:rsid="0027af14" officeooo:paragraph-rsid="0027af14" style:font-name-asian="宋体2"/>
    </style:style>
    <style:style style:name="P32" style:family="paragraph" style:parent-style-name="Preformatted_20_Text">
      <style:paragraph-properties fo:line-height="150%"/>
      <style:text-properties style:font-name="Times New Roman1" officeooo:rsid="0027af14" officeooo:paragraph-rsid="00dcd418" style:font-name-asian="宋体2"/>
    </style:style>
    <style:style style:name="P33" style:family="paragraph" style:parent-style-name="Preformatted_20_Text">
      <style:paragraph-properties fo:line-height="150%"/>
      <style:text-properties style:font-name="Times New Roman1" officeooo:rsid="0027af14" officeooo:paragraph-rsid="00de0d28" style:font-name-asian="宋体2"/>
    </style:style>
    <style:style style:name="P34" style:family="paragraph" style:parent-style-name="Preformatted_20_Text">
      <style:paragraph-properties fo:line-height="150%"/>
      <style:text-properties style:font-name="Times New Roman1" officeooo:rsid="0027af14" officeooo:paragraph-rsid="00df8778" style:font-name-asian="宋体2"/>
    </style:style>
    <style:style style:name="P35" style:family="paragraph" style:parent-style-name="Preformatted_20_Text">
      <style:paragraph-properties fo:line-height="150%"/>
      <style:text-properties style:font-name="Times New Roman1" officeooo:rsid="00298271" officeooo:paragraph-rsid="00298271" style:font-name-asian="宋体2"/>
    </style:style>
    <style:style style:name="P36" style:family="paragraph" style:parent-style-name="Preformatted_20_Text">
      <style:paragraph-properties fo:line-height="150%"/>
      <style:text-properties style:font-name="Times New Roman1" officeooo:rsid="00298271" officeooo:paragraph-rsid="0112239d" style:font-name-asian="宋体2"/>
    </style:style>
    <style:style style:name="P37" style:family="paragraph" style:parent-style-name="Preformatted_20_Text">
      <style:paragraph-properties fo:line-height="150%"/>
      <style:text-properties style:font-name="Times New Roman1" officeooo:rsid="00298271" officeooo:paragraph-rsid="0117f778" style:font-name-asian="宋体2"/>
    </style:style>
    <style:style style:name="P38" style:family="paragraph" style:parent-style-name="Preformatted_20_Text">
      <style:paragraph-properties fo:line-height="150%"/>
      <style:text-properties style:font-name="Times New Roman1" officeooo:rsid="00298271" officeooo:paragraph-rsid="0118a97b" style:font-name-asian="宋体2"/>
    </style:style>
    <style:style style:name="P39" style:family="paragraph" style:parent-style-name="Preformatted_20_Text">
      <style:paragraph-properties fo:line-height="150%"/>
      <style:text-properties style:font-name="Times New Roman1" officeooo:rsid="00298271" officeooo:paragraph-rsid="011fd5e1" style:font-name-asian="宋体2"/>
    </style:style>
    <style:style style:name="P40" style:family="paragraph" style:parent-style-name="Preformatted_20_Text">
      <style:paragraph-properties fo:line-height="150%"/>
      <style:text-properties style:font-name="Times New Roman1" officeooo:rsid="00298271" officeooo:paragraph-rsid="0129a1e8" style:font-name-asian="宋体2"/>
    </style:style>
    <style:style style:name="P41" style:family="paragraph" style:parent-style-name="Preformatted_20_Text">
      <style:paragraph-properties fo:line-height="150%"/>
      <style:text-properties style:font-name="Times New Roman1" officeooo:rsid="00298271" officeooo:paragraph-rsid="012d44da" style:font-name-asian="宋体2"/>
    </style:style>
    <style:style style:name="P42" style:family="paragraph" style:parent-style-name="Preformatted_20_Text">
      <style:paragraph-properties fo:line-height="150%"/>
      <style:text-properties style:font-name="Times New Roman1" officeooo:rsid="00298271" officeooo:paragraph-rsid="012ddffc" style:font-name-asian="宋体2"/>
    </style:style>
    <style:style style:name="P43" style:family="paragraph" style:parent-style-name="Preformatted_20_Text">
      <style:paragraph-properties fo:line-height="150%"/>
      <style:text-properties style:font-name="Times New Roman1" officeooo:rsid="00298271" officeooo:paragraph-rsid="012e8363" style:font-name-asian="宋体2"/>
    </style:style>
    <style:style style:name="P44" style:family="paragraph" style:parent-style-name="Preformatted_20_Text">
      <style:paragraph-properties fo:line-height="150%"/>
      <style:text-properties style:font-name="Times New Roman1" officeooo:rsid="00075d88" officeooo:paragraph-rsid="00e44126" style:font-name-asian="宋体2"/>
    </style:style>
    <style:style style:name="P45" style:family="paragraph" style:parent-style-name="Preformatted_20_Text">
      <style:paragraph-properties fo:line-height="150%"/>
      <style:text-properties style:font-name="Times New Roman1" officeooo:rsid="00075d88" officeooo:paragraph-rsid="00eb3db1" style:font-name-asian="宋体2"/>
    </style:style>
    <style:style style:name="P46" style:family="paragraph" style:parent-style-name="Preformatted_20_Text">
      <style:paragraph-properties fo:line-height="150%"/>
      <style:text-properties style:font-name="Times New Roman1" officeooo:rsid="00075d88" officeooo:paragraph-rsid="013afb44" style:font-name-asian="宋体2"/>
    </style:style>
    <style:style style:name="P47" style:family="paragraph" style:parent-style-name="Preformatted_20_Text">
      <style:paragraph-properties fo:line-height="150%"/>
      <style:text-properties style:font-name="Times New Roman1" officeooo:rsid="00075d88" officeooo:paragraph-rsid="013c3d5a" style:font-name-asian="宋体2"/>
    </style:style>
    <style:style style:name="P48" style:family="paragraph" style:parent-style-name="Preformatted_20_Text">
      <style:paragraph-properties fo:line-height="150%"/>
      <style:text-properties style:font-name="Times New Roman1" officeooo:rsid="001fa513" officeooo:paragraph-rsid="010078c8" style:font-name-asian="宋体2"/>
    </style:style>
    <style:style style:name="P49" style:family="paragraph" style:parent-style-name="Preformatted_20_Text">
      <style:paragraph-properties fo:line-height="150%"/>
      <style:text-properties style:font-name="Times New Roman1" officeooo:rsid="001fa513" officeooo:paragraph-rsid="01052a35" style:font-name-asian="宋体2"/>
    </style:style>
    <style:style style:name="P50" style:family="paragraph" style:parent-style-name="Preformatted_20_Text">
      <style:paragraph-properties fo:line-height="150%"/>
      <style:text-properties style:font-name="Times New Roman1" officeooo:rsid="0020c616" officeooo:paragraph-rsid="010003c9" style:font-name-asian="宋体2"/>
    </style:style>
    <style:style style:name="P51" style:family="paragraph" style:parent-style-name="Preformatted_20_Text">
      <style:paragraph-properties fo:line-height="150%"/>
      <style:text-properties style:font-name="Times New Roman1" officeooo:rsid="00de0d28" officeooo:paragraph-rsid="00de0d28" style:font-name-asian="宋体2"/>
    </style:style>
    <style:style style:name="P52" style:family="paragraph" style:parent-style-name="Preformatted_20_Text">
      <style:paragraph-properties fo:line-height="150%"/>
      <style:text-properties style:font-name="Times New Roman1" officeooo:rsid="00de0d28" officeooo:paragraph-rsid="00df8778" style:font-name-asian="宋体2"/>
    </style:style>
    <style:style style:name="P53" style:family="paragraph" style:parent-style-name="Preformatted_20_Text">
      <style:paragraph-properties fo:line-height="150%"/>
      <style:text-properties style:font-name="Times New Roman1" officeooo:rsid="011025f8" officeooo:paragraph-rsid="0110d805" style:font-name-asian="宋体2"/>
    </style:style>
    <style:style style:name="P54" style:family="paragraph" style:parent-style-name="Preformatted_20_Text">
      <style:paragraph-properties fo:line-height="150%"/>
      <style:text-properties style:font-name="Times New Roman1" officeooo:rsid="011025f8" officeooo:paragraph-rsid="0133e914" style:font-name-asian="宋体2"/>
    </style:style>
    <style:style style:name="P55" style:family="paragraph" style:parent-style-name="Preformatted_20_Text">
      <style:paragraph-properties fo:line-height="150%"/>
      <style:text-properties style:font-name="Times New Roman1" officeooo:rsid="011025f8" officeooo:paragraph-rsid="0131edf4" style:font-name-asian="宋体2"/>
    </style:style>
    <style:style style:name="P56" style:family="paragraph" style:parent-style-name="Preformatted_20_Text">
      <style:paragraph-properties fo:line-height="150%"/>
      <style:text-properties style:font-name="Times New Roman1" officeooo:rsid="011025f8" officeooo:paragraph-rsid="0117f778" style:font-name-asian="宋体2"/>
    </style:style>
    <style:style style:name="P57" style:family="paragraph" style:parent-style-name="Preformatted_20_Text">
      <style:paragraph-properties fo:line-height="150%"/>
      <style:text-properties style:font-name="Times New Roman1" officeooo:rsid="013195de" officeooo:paragraph-rsid="0131edf4" style:font-name-asian="宋体2"/>
    </style:style>
    <style:style style:name="P58" style:family="paragraph" style:parent-style-name="Preformatted_20_Text">
      <style:paragraph-properties fo:line-height="150%"/>
      <style:text-properties style:font-name="Times New Roman1" officeooo:rsid="013235a1" officeooo:paragraph-rsid="013235a1" style:font-name-asian="宋体2"/>
    </style:style>
    <style:style style:name="P59" style:family="paragraph" style:parent-style-name="Preformatted_20_Text">
      <style:paragraph-properties fo:line-height="150%"/>
      <style:text-properties style:font-name="Times New Roman1" officeooo:rsid="004f1475" officeooo:paragraph-rsid="0150865c" style:font-name-asian="宋体2"/>
    </style:style>
    <style:style style:name="P60" style:family="paragraph" style:parent-style-name="Preformatted_20_Text">
      <style:paragraph-properties fo:line-height="150%"/>
      <style:text-properties style:font-name="Times New Roman1" officeooo:rsid="004f1475" officeooo:paragraph-rsid="01549eaa" style:font-name-asian="宋体2"/>
    </style:style>
    <style:style style:name="P61" style:family="paragraph" style:parent-style-name="Preformatted_20_Text">
      <style:paragraph-properties fo:line-height="150%"/>
      <style:text-properties style:font-name="Times New Roman1" officeooo:rsid="004f1475" officeooo:paragraph-rsid="015594c0" style:font-name-asian="宋体2"/>
    </style:style>
    <style:style style:name="P62"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63"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64"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65"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66"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67"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68"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69"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70"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71"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72"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73"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74"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75"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76"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77"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78" style:family="paragraph" style:parent-style-name="Preformatted_20_Text">
      <style:paragraph-properties fo:line-height="150%"/>
      <style:text-properties style:font-name="Times New Roman1" officeooo:rsid="0018f594" officeooo:paragraph-rsid="00481391" fo:background-color="#ffff00" style:font-name-asian="宋体2"/>
    </style:style>
    <style:style style:name="P79" style:family="paragraph" style:parent-style-name="Preformatted_20_Text">
      <style:paragraph-properties fo:line-height="150%"/>
      <style:text-properties style:font-name="Times New Roman1" officeooo:rsid="001f119f" officeooo:paragraph-rsid="002b13fd" fo:background-color="#ffff00" style:font-name-asian="宋体2"/>
    </style:style>
    <style:style style:name="P80"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81"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82"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83"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84"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85"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86"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87"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88"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89"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90"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91"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92"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93"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94"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95"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96"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97"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98"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99"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100"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01"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02" style:family="paragraph" style:parent-style-name="Preformatted_20_Text">
      <style:paragraph-properties fo:line-height="150%"/>
      <style:text-properties fo:color="#ff0000" style:font-name="Times New Roman1" officeooo:rsid="014f6c82" officeooo:paragraph-rsid="014f6c82" style:font-name-asian="宋体2"/>
    </style:style>
    <style:style style:name="P103" style:family="paragraph" style:parent-style-name="Preformatted_20_Text">
      <style:paragraph-properties fo:line-height="150%"/>
      <style:text-properties officeooo:paragraph-rsid="00db9ff9"/>
    </style:style>
    <style:style style:name="P104" style:family="paragraph" style:parent-style-name="Preformatted_20_Text">
      <style:paragraph-properties fo:line-height="150%"/>
      <style:text-properties style:use-window-font-color="true" style:font-name="Times New Roman1" officeooo:rsid="001fa513" officeooo:paragraph-rsid="001fa513" style:font-name-asian="宋体2"/>
    </style:style>
    <style:style style:name="P105" style:family="paragraph" style:parent-style-name="Preformatted_20_Text">
      <style:paragraph-properties fo:line-height="150%"/>
      <style:text-properties style:use-window-font-color="true" style:font-name="Times New Roman1" officeooo:rsid="004f1475" officeooo:paragraph-rsid="00febf7a" style:font-name-asian="宋体2"/>
    </style:style>
    <style:style style:name="P106"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07"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08"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09"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10" style:family="paragraph" style:parent-style-name="Preformatted_20_Text">
      <style:paragraph-properties fo:line-height="150%"/>
      <style:text-properties style:font-name="Times New Roman1" officeooo:rsid="0161a6bb" officeooo:paragraph-rsid="01429cb3" style:font-name-asian="宋体2"/>
    </style:style>
    <style:style style:name="P111" style:family="paragraph" style:parent-style-name="Preformatted_20_Text">
      <style:paragraph-properties fo:line-height="150%"/>
      <style:text-properties style:font-name="Times New Roman1" officeooo:rsid="0020c616" officeooo:paragraph-rsid="010003c9" style:font-name-asian="宋体2"/>
    </style:style>
    <style:style style:name="P112"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113"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114"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115"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aa651"/>
    </style:style>
    <style:style style:name="T12" style:family="text">
      <style:text-properties officeooo:rsid="002cffde"/>
    </style:style>
    <style:style style:name="T13" style:family="text">
      <style:text-properties officeooo:rsid="002ecd91"/>
    </style:style>
    <style:style style:name="T14" style:family="text">
      <style:text-properties officeooo:rsid="002ef5ad"/>
    </style:style>
    <style:style style:name="T15" style:family="text">
      <style:text-properties officeooo:rsid="002f9bd8"/>
    </style:style>
    <style:style style:name="T16" style:family="text">
      <style:text-properties officeooo:rsid="0030ac98"/>
    </style:style>
    <style:style style:name="T17" style:family="text">
      <style:text-properties officeooo:rsid="0033f273"/>
    </style:style>
    <style:style style:name="T18" style:family="text">
      <style:text-properties officeooo:rsid="00360850"/>
    </style:style>
    <style:style style:name="T19" style:family="text">
      <style:text-properties officeooo:rsid="003868ce"/>
    </style:style>
    <style:style style:name="T20" style:family="text">
      <style:text-properties officeooo:rsid="0038d657"/>
    </style:style>
    <style:style style:name="T21" style:family="text">
      <style:text-properties officeooo:rsid="003a0e29"/>
    </style:style>
    <style:style style:name="T22" style:family="text">
      <style:text-properties officeooo:rsid="003b9646"/>
    </style:style>
    <style:style style:name="T23" style:family="text">
      <style:text-properties officeooo:rsid="00400655"/>
    </style:style>
    <style:style style:name="T24" style:family="text">
      <style:text-properties officeooo:rsid="001f119f" fo:background-color="#ffff00"/>
    </style:style>
    <style:style style:name="T25" style:family="text">
      <style:text-properties officeooo:rsid="004246d5" fo:background-color="#ffff00"/>
    </style:style>
    <style:style style:name="T26" style:family="text">
      <style:text-properties officeooo:rsid="0044f8cb"/>
    </style:style>
    <style:style style:name="T27" style:family="text">
      <style:text-properties officeooo:rsid="004acb14"/>
    </style:style>
    <style:style style:name="T28" style:family="text">
      <style:text-properties officeooo:rsid="004ce45c"/>
    </style:style>
    <style:style style:name="T29" style:family="text">
      <style:text-properties fo:color="#ff0000"/>
    </style:style>
    <style:style style:name="T30" style:family="text">
      <style:text-properties fo:color="#ff0000" officeooo:rsid="011025f8"/>
    </style:style>
    <style:style style:name="T31" style:family="text">
      <style:text-properties officeooo:rsid="004f1475"/>
    </style:style>
    <style:style style:name="T32" style:family="text">
      <style:text-properties officeooo:rsid="0052d771"/>
    </style:style>
    <style:style style:name="T33" style:family="text">
      <style:text-properties officeooo:rsid="0053d263"/>
    </style:style>
    <style:style style:name="T34" style:family="text">
      <style:text-properties officeooo:rsid="00551dc4"/>
    </style:style>
    <style:style style:name="T35" style:family="text">
      <style:text-properties officeooo:rsid="00561d0c"/>
    </style:style>
    <style:style style:name="T36" style:family="text">
      <style:text-properties officeooo:rsid="005854d3"/>
    </style:style>
    <style:style style:name="T37" style:family="text">
      <style:text-properties officeooo:rsid="00588f0e"/>
    </style:style>
    <style:style style:name="T38" style:family="text">
      <style:text-properties officeooo:rsid="0059f79b"/>
    </style:style>
    <style:style style:name="T39" style:family="text">
      <style:text-properties officeooo:rsid="005b1d45"/>
    </style:style>
    <style:style style:name="T40" style:family="text">
      <style:text-properties officeooo:rsid="005c6823"/>
    </style:style>
    <style:style style:name="T41" style:family="text">
      <style:text-properties officeooo:rsid="005eba8e"/>
    </style:style>
    <style:style style:name="T42" style:family="text">
      <style:text-properties officeooo:rsid="00625dfb"/>
    </style:style>
    <style:style style:name="T43" style:family="text">
      <style:text-properties officeooo:rsid="006601b5"/>
    </style:style>
    <style:style style:name="T44" style:family="text">
      <style:text-properties officeooo:rsid="0068cbf0"/>
    </style:style>
    <style:style style:name="T45" style:family="text">
      <style:text-properties officeooo:rsid="006ddc34"/>
    </style:style>
    <style:style style:name="T46" style:family="text">
      <style:text-properties fo:font-weight="normal" style:font-weight-asian="normal" style:font-weight-complex="normal"/>
    </style:style>
    <style:style style:name="T47" style:family="text">
      <style:text-properties fo:font-weight="normal" officeooo:rsid="00561d0c" style:font-weight-asian="normal" style:font-weight-complex="normal"/>
    </style:style>
    <style:style style:name="T48" style:family="text">
      <style:text-properties fo:font-weight="normal" officeooo:rsid="0095e8a8" style:font-weight-asian="normal" style:font-weight-complex="normal"/>
    </style:style>
    <style:style style:name="T49" style:family="text">
      <style:text-properties fo:font-weight="normal" officeooo:rsid="00967fc5" style:font-weight-asian="normal" style:font-weight-complex="normal"/>
    </style:style>
    <style:style style:name="T50" style:family="text">
      <style:text-properties fo:font-weight="normal" officeooo:rsid="0097ea95" style:font-weight-asian="normal" style:font-weight-complex="normal"/>
    </style:style>
    <style:style style:name="T51" style:family="text">
      <style:text-properties fo:font-weight="normal" officeooo:rsid="009d7086" style:font-weight-asian="normal" style:font-weight-complex="normal"/>
    </style:style>
    <style:style style:name="T52" style:family="text">
      <style:text-properties fo:font-weight="normal" officeooo:rsid="009ef287" style:font-weight-asian="normal" style:font-weight-complex="normal"/>
    </style:style>
    <style:style style:name="T53" style:family="text">
      <style:text-properties fo:font-weight="normal" officeooo:rsid="00a0e164" style:font-weight-asian="normal" style:font-weight-complex="normal"/>
    </style:style>
    <style:style style:name="T54" style:family="text">
      <style:text-properties fo:font-weight="normal" officeooo:rsid="00a431cd" style:font-weight-asian="normal" style:font-weight-complex="normal"/>
    </style:style>
    <style:style style:name="T55" style:family="text">
      <style:text-properties fo:font-weight="normal" officeooo:rsid="00a5c788" style:font-weight-asian="normal" style:font-weight-complex="normal"/>
    </style:style>
    <style:style style:name="T56" style:family="text">
      <style:text-properties fo:font-weight="normal" officeooo:rsid="00298271" style:font-weight-asian="normal" style:font-weight-complex="normal"/>
    </style:style>
    <style:style style:name="T57" style:family="text">
      <style:text-properties fo:font-weight="normal" officeooo:rsid="00222d47" style:font-weight-asian="normal" style:font-weight-complex="normal"/>
    </style:style>
    <style:style style:name="T58" style:family="text">
      <style:text-properties fo:font-weight="normal" officeooo:rsid="012beaca" style:font-weight-asian="normal" style:font-weight-complex="normal"/>
    </style:style>
    <style:style style:name="T59" style:family="text">
      <style:text-properties fo:font-weight="normal" officeooo:rsid="012ddffc" style:font-weight-asian="normal" style:font-weight-complex="normal"/>
    </style:style>
    <style:style style:name="T60" style:family="text">
      <style:text-properties fo:font-weight="normal" officeooo:rsid="012e8363" style:font-weight-asian="normal" style:font-weight-complex="normal"/>
    </style:style>
    <style:style style:name="T61" style:family="text">
      <style:text-properties fo:font-weight="normal" officeooo:rsid="01304e54" style:font-weight-asian="normal" style:font-weight-complex="normal"/>
    </style:style>
    <style:style style:name="T62" style:family="text">
      <style:text-properties fo:font-weight="normal" officeooo:rsid="013112d3" style:font-weight-asian="normal" style:font-weight-complex="normal"/>
    </style:style>
    <style:style style:name="T63" style:family="text">
      <style:text-properties fo:font-weight="normal" officeooo:rsid="0142e011" style:font-weight-asian="normal" style:font-weight-complex="normal"/>
    </style:style>
    <style:style style:name="T64" style:family="text">
      <style:text-properties fo:font-weight="normal" officeooo:rsid="0148b798" style:font-weight-asian="normal" style:font-weight-complex="normal"/>
    </style:style>
    <style:style style:name="T65" style:family="text">
      <style:text-properties fo:font-weight="normal" officeooo:rsid="013afb44" style:font-weight-asian="normal" style:font-size-complex="10.5pt" style:font-weight-complex="normal"/>
    </style:style>
    <style:style style:name="T66" style:family="text">
      <style:text-properties fo:font-weight="normal" officeooo:rsid="013d3c7f" style:font-weight-asian="normal" style:font-size-complex="10.5pt" style:font-weight-complex="normal"/>
    </style:style>
    <style:style style:name="T67" style:family="text">
      <style:text-properties officeooo:rsid="0078998a"/>
    </style:style>
    <style:style style:name="T68" style:family="text">
      <style:text-properties officeooo:rsid="007bfc0b"/>
    </style:style>
    <style:style style:name="T69" style:family="text">
      <style:text-properties officeooo:rsid="00222d47"/>
    </style:style>
    <style:style style:name="T70" style:family="text">
      <style:text-properties officeooo:rsid="0086c38e"/>
    </style:style>
    <style:style style:name="T71" style:family="text">
      <style:text-properties officeooo:rsid="00886541"/>
    </style:style>
    <style:style style:name="T72" style:family="text">
      <style:text-properties officeooo:rsid="00894b38"/>
    </style:style>
    <style:style style:name="T73" style:family="text">
      <style:text-properties officeooo:rsid="008b27fd"/>
    </style:style>
    <style:style style:name="T74" style:family="text">
      <style:text-properties officeooo:rsid="008cc6ad"/>
    </style:style>
    <style:style style:name="T75" style:family="text">
      <style:text-properties officeooo:rsid="008fcaa8"/>
    </style:style>
    <style:style style:name="T76" style:family="text">
      <style:text-properties officeooo:rsid="0091257d"/>
    </style:style>
    <style:style style:name="T77" style:family="text">
      <style:text-properties officeooo:rsid="0095afd3"/>
    </style:style>
    <style:style style:name="T78" style:family="text">
      <style:text-properties officeooo:rsid="0095e8a8"/>
    </style:style>
    <style:style style:name="T79" style:family="text">
      <style:text-properties officeooo:rsid="009abc55"/>
    </style:style>
    <style:style style:name="T80" style:family="text">
      <style:text-properties officeooo:rsid="009bdaf1"/>
    </style:style>
    <style:style style:name="T81" style:family="text">
      <style:text-properties officeooo:rsid="00a0e164"/>
    </style:style>
    <style:style style:name="T82" style:family="text">
      <style:text-properties officeooo:rsid="00a35bf2"/>
    </style:style>
    <style:style style:name="T83" style:family="text">
      <style:text-properties officeooo:rsid="00a431cd"/>
    </style:style>
    <style:style style:name="T84" style:family="text">
      <style:text-properties officeooo:rsid="00a77e0f"/>
    </style:style>
    <style:style style:name="T85" style:family="text">
      <style:text-properties officeooo:rsid="00ab12e7"/>
    </style:style>
    <style:style style:name="T86" style:family="text">
      <style:text-properties officeooo:rsid="00ab13d3"/>
    </style:style>
    <style:style style:name="T87" style:family="text">
      <style:text-properties officeooo:rsid="00b09b96"/>
    </style:style>
    <style:style style:name="T88" style:family="text">
      <style:text-properties style:use-window-font-color="true"/>
    </style:style>
    <style:style style:name="T89" style:family="text">
      <style:text-properties style:use-window-font-color="true" officeooo:rsid="00bef5de"/>
    </style:style>
    <style:style style:name="T90" style:family="text">
      <style:text-properties style:use-window-font-color="true" officeooo:rsid="00bf8bb9"/>
    </style:style>
    <style:style style:name="T91" style:family="text">
      <style:text-properties style:use-window-font-color="true" officeooo:rsid="00c65009"/>
    </style:style>
    <style:style style:name="T92" style:family="text">
      <style:text-properties style:use-window-font-color="true" officeooo:rsid="004f1475"/>
    </style:style>
    <style:style style:name="T93" style:family="text">
      <style:text-properties style:use-window-font-color="true" officeooo:rsid="00b3b473"/>
    </style:style>
    <style:style style:name="T94" style:family="text">
      <style:text-properties style:use-window-font-color="true" officeooo:rsid="0106b661"/>
    </style:style>
    <style:style style:name="T95" style:family="text">
      <style:text-properties officeooo:rsid="00c11e94"/>
    </style:style>
    <style:style style:name="T96" style:family="text">
      <style:text-properties officeooo:rsid="00c37dfa"/>
    </style:style>
    <style:style style:name="T97" style:family="text">
      <style:text-properties officeooo:rsid="00c3f2e6"/>
    </style:style>
    <style:style style:name="T98" style:family="text">
      <style:text-properties officeooo:rsid="00ca4042"/>
    </style:style>
    <style:style style:name="T99" style:family="text">
      <style:text-properties officeooo:rsid="00cf0639"/>
    </style:style>
    <style:style style:name="T100" style:family="text">
      <style:text-properties officeooo:rsid="00075d88"/>
    </style:style>
    <style:style style:name="T101" style:family="text">
      <style:text-properties officeooo:rsid="00015f8f"/>
    </style:style>
    <style:style style:name="T102" style:family="text">
      <style:text-properties officeooo:rsid="000f3b22"/>
    </style:style>
    <style:style style:name="T103" style:family="text">
      <style:text-properties officeooo:rsid="00086b20"/>
    </style:style>
    <style:style style:name="T104" style:family="text">
      <style:text-properties officeooo:rsid="00068408"/>
    </style:style>
    <style:style style:name="T105" style:family="text">
      <style:text-properties officeooo:rsid="000a2311"/>
    </style:style>
    <style:style style:name="T106" style:family="text">
      <style:text-properties fo:font-size="9.60000038146973pt" fo:font-weight="normal" officeooo:rsid="000d9590" style:font-weight-asian="normal" style:font-weight-complex="normal"/>
    </style:style>
    <style:style style:name="T107" style:family="text">
      <style:text-properties fo:font-size="9.60000038146973pt" fo:font-weight="normal" officeooo:rsid="0014311f" style:font-weight-asian="normal" style:font-weight-complex="normal"/>
    </style:style>
    <style:style style:name="T108" style:family="text">
      <style:text-properties fo:font-size="9.60000038146973pt" fo:font-weight="bold" officeooo:rsid="000d9590" style:font-weight-asian="bold" style:font-weight-complex="bold"/>
    </style:style>
    <style:style style:name="T109" style:family="text">
      <style:text-properties fo:font-size="9.60000038146973pt" fo:font-style="italic" fo:font-weight="normal" officeooo:rsid="000d9590" style:font-style-asian="italic" style:font-weight-asian="normal" style:font-style-complex="italic" style:font-weight-complex="normal"/>
    </style:style>
    <style:style style:name="T110" style:family="text">
      <style:text-properties officeooo:rsid="00162af2"/>
    </style:style>
    <style:style style:name="T111" style:family="text">
      <style:text-properties style:font-name="Times New Roman1" officeooo:rsid="00075d88" style:font-name-asian="宋体2"/>
    </style:style>
    <style:style style:name="T112" style:family="text">
      <style:text-properties style:font-name="Times New Roman1" officeooo:rsid="0015fd5a" style:font-name-asian="宋体2"/>
    </style:style>
    <style:style style:name="T113" style:family="text">
      <style:text-properties style:font-name="Times New Roman1" officeooo:rsid="00068408" style:font-name-asian="宋体2"/>
    </style:style>
    <style:style style:name="T114" style:family="text">
      <style:text-properties style:font-name="Times New Roman1" fo:font-weight="bold" officeooo:rsid="0010bbed" style:font-name-asian="宋体2" style:font-weight-asian="bold" style:font-weight-complex="bold"/>
    </style:style>
    <style:style style:name="T115" style:family="text">
      <style:text-properties style:font-name="Times New Roman1" fo:font-size="10pt" officeooo:rsid="00068408" style:font-name-asian="宋体2" style:font-size-asian="10pt" style:font-name-complex="FreeSans2" style:font-size-complex="10pt"/>
    </style:style>
    <style:style style:name="T116" style:family="text">
      <style:text-properties style:font-name="Times New Roman1" fo:font-size="10pt" officeooo:rsid="00116f76" style:font-name-asian="宋体2" style:font-size-asian="10pt" style:font-name-complex="FreeSans2" style:font-size-complex="10pt"/>
    </style:style>
    <style:style style:name="T117"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18"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19"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20" style:family="text">
      <style:text-properties officeooo:rsid="0015fd5a"/>
    </style:style>
    <style:style style:name="T121" style:family="text">
      <style:text-properties officeooo:rsid="00127b36"/>
    </style:style>
    <style:style style:name="T122" style:family="text">
      <style:text-properties fo:font-size="10pt" officeooo:rsid="00068408" style:font-size-asian="10pt" style:font-name-complex="FreeSans2" style:font-size-complex="10pt"/>
    </style:style>
    <style:style style:name="T123" style:family="text">
      <style:text-properties fo:font-size="10pt" officeooo:rsid="00116f76" style:font-size-asian="10pt" style:font-name-complex="FreeSans2" style:font-size-complex="10pt"/>
    </style:style>
    <style:style style:name="T124" style:family="text">
      <style:text-properties fo:font-size="10pt" officeooo:rsid="0027af14" style:font-size-asian="10pt" style:font-name-complex="FreeSans2" style:font-size-complex="10pt"/>
    </style:style>
    <style:style style:name="T125" style:family="text">
      <style:text-properties fo:font-size="10pt" officeooo:rsid="00e7152c" style:font-size-asian="10pt" style:font-name-complex="FreeSans2" style:font-size-complex="10pt"/>
    </style:style>
    <style:style style:name="T126" style:family="text">
      <style:text-properties fo:font-size="10pt" officeooo:rsid="00e72c05" style:font-size-asian="10pt" style:font-name-complex="FreeSans2" style:font-size-complex="10pt"/>
    </style:style>
    <style:style style:name="T127" style:family="text">
      <style:text-properties fo:font-size="10pt" officeooo:rsid="011025f8" style:font-size-asian="10pt" style:font-name-complex="FreeSans2" style:font-size-complex="10pt"/>
    </style:style>
    <style:style style:name="T128" style:family="text">
      <style:text-properties fo:font-size="10pt" officeooo:rsid="011e8f49" style:font-size-asian="10pt" style:font-name-complex="FreeSans2" style:font-size-complex="10pt"/>
    </style:style>
    <style:style style:name="T129" style:family="text">
      <style:text-properties fo:font-size="10pt" officeooo:rsid="011f92aa" style:font-size-asian="10pt" style:font-name-complex="FreeSans2" style:font-size-complex="10pt"/>
    </style:style>
    <style:style style:name="T130" style:family="text">
      <style:text-properties fo:font-size="10pt" officeooo:rsid="011fd5e1" style:font-size-asian="10pt" style:font-name-complex="FreeSans2" style:font-size-complex="10pt"/>
    </style:style>
    <style:style style:name="T131" style:family="text">
      <style:text-properties fo:font-size="10pt" officeooo:rsid="01220206" style:font-size-asian="10pt" style:font-name-complex="FreeSans2" style:font-size-complex="10pt"/>
    </style:style>
    <style:style style:name="T132" style:family="text">
      <style:text-properties fo:font-size="10pt" officeooo:rsid="012390cd" style:font-size-asian="10pt" style:font-name-complex="FreeSans2" style:font-size-complex="10pt"/>
    </style:style>
    <style:style style:name="T133" style:family="text">
      <style:text-properties fo:font-size="10pt" officeooo:rsid="0123c5c8" style:font-size-asian="10pt" style:font-name-complex="FreeSans2" style:font-size-complex="10pt"/>
    </style:style>
    <style:style style:name="T134" style:family="text">
      <style:text-properties fo:font-size="10pt" officeooo:rsid="01255d38" style:font-size-asian="10pt" style:font-name-complex="FreeSans2" style:font-size-complex="10pt"/>
    </style:style>
    <style:style style:name="T135" style:family="text">
      <style:text-properties fo:font-size="10pt" officeooo:rsid="0140c040" style:font-size-asian="10pt" style:font-name-complex="FreeSans2" style:font-size-complex="10pt"/>
    </style:style>
    <style:style style:name="T136" style:family="text">
      <style:text-properties fo:font-size="10pt" officeooo:rsid="0152b30a" style:font-size-asian="10pt" style:font-size-complex="10pt"/>
    </style:style>
    <style:style style:name="T137" style:family="text">
      <style:text-properties fo:font-size="10pt" fo:font-weight="bold" officeooo:rsid="0152b30a" style:font-size-asian="10pt" style:font-weight-asian="bold" style:font-size-complex="10pt" style:font-weight-complex="bold"/>
    </style:style>
    <style:style style:name="T138" style:family="text">
      <style:text-properties fo:font-style="italic" style:font-style-asian="italic" style:font-style-complex="italic"/>
    </style:style>
    <style:style style:name="T139" style:family="text">
      <style:text-properties fo:font-style="italic" officeooo:rsid="013afb44" style:font-style-asian="italic" style:font-size-complex="10.5pt" style:font-weight-complex="bold"/>
    </style:style>
    <style:style style:name="T140" style:family="text">
      <style:text-properties fo:font-style="italic" officeooo:rsid="013afb44" style:font-style-asian="italic" style:font-size-complex="10.5pt"/>
    </style:style>
    <style:style style:name="T141" style:family="text">
      <style:text-properties officeooo:rsid="00dc3c91"/>
    </style:style>
    <style:style style:name="T142" style:family="text">
      <style:text-properties style:text-underline-style="solid" style:text-underline-width="auto" style:text-underline-color="font-color" officeooo:rsid="00e17db4"/>
    </style:style>
    <style:style style:name="T143" style:family="text">
      <style:text-properties style:text-underline-style="solid" style:text-underline-width="auto" style:text-underline-color="font-color" officeooo:rsid="00eb3db1"/>
    </style:style>
    <style:style style:name="T144" style:family="text">
      <style:text-properties officeooo:rsid="00de0d28"/>
    </style:style>
    <style:style style:name="T145" style:family="text">
      <style:text-properties officeooo:rsid="00df8778"/>
    </style:style>
    <style:style style:name="T146" style:family="text">
      <style:text-properties officeooo:rsid="00e72c05"/>
    </style:style>
    <style:style style:name="T147" style:family="text">
      <style:text-properties officeooo:rsid="00e7d1b7"/>
    </style:style>
    <style:style style:name="T148" style:family="text">
      <style:text-properties officeooo:rsid="00e9f1ef"/>
    </style:style>
    <style:style style:name="T149" style:family="text">
      <style:text-properties officeooo:rsid="00eb3db1"/>
    </style:style>
    <style:style style:name="T150" style:family="text">
      <style:text-properties officeooo:rsid="00ef7235"/>
    </style:style>
    <style:style style:name="T151" style:family="text">
      <style:text-properties officeooo:rsid="00f06ec6"/>
    </style:style>
    <style:style style:name="T152" style:family="text">
      <style:text-properties style:font-weight-complex="bold"/>
    </style:style>
    <style:style style:name="T153" style:family="text">
      <style:text-properties officeooo:rsid="00f06ec6" style:font-weight-complex="bold"/>
    </style:style>
    <style:style style:name="T154" style:family="text">
      <style:text-properties officeooo:rsid="00f26e73" style:font-weight-complex="bold"/>
    </style:style>
    <style:style style:name="T155" style:family="text">
      <style:text-properties officeooo:rsid="00f36c07" style:font-weight-complex="bold"/>
    </style:style>
    <style:style style:name="T156" style:family="text">
      <style:text-properties officeooo:rsid="00f5f492" style:font-weight-complex="bold"/>
    </style:style>
    <style:style style:name="T157" style:family="text">
      <style:text-properties officeooo:rsid="00f762f3" style:font-weight-complex="bold"/>
    </style:style>
    <style:style style:name="T158" style:family="text">
      <style:text-properties officeooo:rsid="00f36c07"/>
    </style:style>
    <style:style style:name="T159" style:family="text">
      <style:text-properties officeooo:rsid="00f45d60"/>
    </style:style>
    <style:style style:name="T160" style:family="text">
      <style:text-properties officeooo:rsid="0020c616"/>
    </style:style>
    <style:style style:name="T161" style:family="text">
      <style:text-properties officeooo:rsid="010078c8"/>
    </style:style>
    <style:style style:name="T162" style:family="text">
      <style:text-properties officeooo:rsid="0101829e"/>
    </style:style>
    <style:style style:name="T163" style:family="text">
      <style:text-properties officeooo:rsid="0101e5dc"/>
    </style:style>
    <style:style style:name="T164" style:family="text">
      <style:text-properties officeooo:rsid="0104b3d9"/>
    </style:style>
    <style:style style:name="T165" style:family="text">
      <style:text-properties officeooo:rsid="0106b661"/>
    </style:style>
    <style:style style:name="T166" style:family="text">
      <style:text-properties officeooo:rsid="011025f8"/>
    </style:style>
    <style:style style:name="T167" style:family="text">
      <style:text-properties officeooo:rsid="0110d805"/>
    </style:style>
    <style:style style:name="T168" style:family="text">
      <style:text-properties officeooo:rsid="011025f8" style:letter-kerning="true" style:font-size-complex="10.5pt"/>
    </style:style>
    <style:style style:name="T169" style:family="text">
      <style:text-properties officeooo:rsid="0113745b"/>
    </style:style>
    <style:style style:name="T170" style:family="text">
      <style:text-properties officeooo:rsid="0113b465"/>
    </style:style>
    <style:style style:name="T171" style:family="text">
      <style:text-properties officeooo:rsid="01155305"/>
    </style:style>
    <style:style style:name="T172" style:family="text">
      <style:text-properties officeooo:rsid="0116bbee"/>
    </style:style>
    <style:style style:name="T173" style:family="text">
      <style:text-properties officeooo:rsid="0118a97b"/>
    </style:style>
    <style:style style:name="T174" style:family="text">
      <style:text-properties officeooo:rsid="0127afda"/>
    </style:style>
    <style:style style:name="T175" style:family="text">
      <style:text-properties officeooo:rsid="0129a1e8"/>
    </style:style>
    <style:style style:name="T176" style:family="text">
      <style:text-properties officeooo:rsid="012beaca"/>
    </style:style>
    <style:style style:name="T177" style:family="text">
      <style:text-properties officeooo:rsid="00298271"/>
    </style:style>
    <style:style style:name="T178" style:family="text">
      <style:text-properties officeooo:rsid="012d44da"/>
    </style:style>
    <style:style style:name="T179" style:family="text">
      <style:text-properties officeooo:rsid="012ddffc"/>
    </style:style>
    <style:style style:name="T180" style:family="text">
      <style:text-properties officeooo:rsid="01304e54"/>
    </style:style>
    <style:style style:name="T181" style:family="text">
      <style:text-properties officeooo:rsid="013195de"/>
    </style:style>
    <style:style style:name="T182" style:family="text">
      <style:text-properties officeooo:rsid="0131edf4"/>
    </style:style>
    <style:style style:name="T183" style:family="text">
      <style:text-properties officeooo:rsid="013235a1"/>
    </style:style>
    <style:style style:name="T184" style:family="text">
      <style:text-properties officeooo:rsid="0133e914"/>
    </style:style>
    <style:style style:name="T185" style:family="text">
      <style:text-properties officeooo:rsid="013ac8cd"/>
    </style:style>
    <style:style style:name="T186" style:family="text">
      <style:text-properties officeooo:rsid="013afb44"/>
    </style:style>
    <style:style style:name="T187" style:family="text">
      <style:text-properties officeooo:rsid="013afb44" style:font-size-complex="10.5pt"/>
    </style:style>
    <style:style style:name="T188" style:family="text">
      <style:text-properties officeooo:rsid="013afb44" style:font-size-complex="10.5pt" style:font-weight-complex="bold"/>
    </style:style>
    <style:style style:name="T189" style:family="text">
      <style:text-properties officeooo:rsid="013ee880" style:font-size-complex="10.5pt"/>
    </style:style>
    <style:style style:name="T190" style:family="text">
      <style:text-properties style:font-name="Times New Roman" fo:font-weight="normal" officeooo:rsid="013c3d5a" style:font-name-asian="MS Gothic" style:font-weight-asian="normal" style:font-name-complex="MS Gothic" style:font-size-complex="10.5pt" style:font-weight-complex="normal"/>
    </style:style>
    <style:style style:name="T191" style:family="text">
      <style:text-properties officeooo:rsid="0140c040"/>
    </style:style>
    <style:style style:name="T192" style:family="text">
      <style:text-properties officeooo:rsid="01425d12"/>
    </style:style>
    <style:style style:name="T193" style:family="text">
      <style:text-properties officeooo:rsid="0145e68b"/>
    </style:style>
    <style:style style:name="T194" style:family="text">
      <style:text-properties officeooo:rsid="0150865c"/>
    </style:style>
    <style:style style:name="T195" style:family="text">
      <style:text-properties officeooo:rsid="0150865c" style:font-name-complex="宋体"/>
    </style:style>
    <style:style style:name="T196" style:family="text">
      <style:text-properties officeooo:rsid="0150ebd9" style:font-name-complex="宋体"/>
    </style:style>
    <style:style style:name="T197" style:family="text">
      <style:text-properties officeooo:rsid="01549eaa" style:font-name-complex="宋体"/>
    </style:style>
    <style:style style:name="T198" style:family="text">
      <style:text-properties officeooo:rsid="015594c0" style:font-name-complex="宋体"/>
    </style:style>
    <style:style style:name="T199" style:family="text">
      <style:text-properties officeooo:rsid="01578fc8" style:font-name-complex="宋体"/>
    </style:style>
    <style:style style:name="T200" style:family="text">
      <style:text-properties officeooo:rsid="016811bf" style:font-name-complex="宋体"/>
    </style:style>
    <style:style style:name="T201" style:family="text">
      <style:text-properties officeooo:rsid="0157fe44"/>
    </style:style>
    <style:style style:name="T202" style:family="text">
      <style:text-properties officeooo:rsid="015a7d71"/>
    </style:style>
    <style:style style:name="T203" style:family="text">
      <style:text-properties officeooo:rsid="0161a6bb"/>
    </style:style>
    <style:style style:name="T204" style:family="text">
      <style:text-properties officeooo:rsid="0163d2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一、立项依据和目标 </text:p>
      <text:p text:style-name="P64">1、本项目国内外科技创新发展概况和最新发展趋势</text:p>
      <text:p text:style-name="P3"><text:tab/><text:span text:style-name="T24">目前食源性致病菌的分析检测工作中检测时间长</text:span><text:span text:style-name="T25">、</text:span><text:span text:style-name="T24">操作繁琐</text:span><text:span text:style-name="T25">、</text:span><text:span text:style-name="T24">灵敏度不高</text:span><text:span text:style-name="T25">，</text:span><text:span text:style-name="T24">不能完全满足快速、高灵敏的技术需求。</text:span></text:p>
      <text:p text:style-name="P78"><text:span text:style-name="T2"><text:tab/>食品安全检测与评价技术已成为国际研究热点</text:span><text:span text:style-name="T11">，其中</text:span><text:span text:style-name="T2">快速、高灵敏度食源性致病菌的检测技术是该领域研究的关键内容。</text:span></text:p>
      <text:p text:style-name="P2"><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6"><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text:span><text:soft-page-break/><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text:soft-page-break/>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6"><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64">2、本项目研究的目的、意义（突出说明对科技、经济和社会发展的作用）</text:p>
      <text:p text:style-name="P79"/>
      <text:p text:style-name="P4"><text:span text:style-name="T2"><text:tab/>本项目研究</text:span><text:span text:style-name="T16">致力于</text:span><text:span text:style-name="T2">设计和建设一个针对常见食源性致病菌的随机单链寡核苷酸</text:span><text:span text:style-name="T13">（适配体）</text:span><text:span text:style-name="T2">文库</text:span><text:span text:style-name="T12">，既要保证该库的容量</text:span><text:span text:style-name="T13">（序列多样性），又保证该库在适配子筛选过程中有足够的反应效率和反应特异性；以常见食源性</text:span><text:soft-page-break/><text:span text:style-name="T13">致病菌作为检测研究的靶标</text:span><text:span text:style-name="T14">，</text:span><text:span text:style-name="T13">对构建的文库进行核酸适配体的筛选</text:span><text:span text:style-name="T15">、分析</text:span><text:span text:style-name="T17">、</text:span><text:span text:style-name="T15">改造和调整</text:span><text:span text:style-name="T17">，研究靶标与适配体的构效关系</text:span><text:span text:style-name="T26">，</text:span><text:span text:style-name="T14">使该库适合于适配体的有理设计和理性筛选过程</text:span><text:span text:style-name="T15">；</text:span><text:span text:style-name="T17">将该文库技术与发光</text:span>纳米材料相结合<text:span text:style-name="T17">，开发新型高通量</text:span><text:span text:style-name="T18">、</text:span><text:span text:style-name="T2">高灵敏度、快速稳定的</text:span><text:span text:style-name="T17">食源性致病菌检测方法。</text:span><text:span text:style-name="T2">本项目能够建设一个性能优秀的核酸适配体库</text:span><text:span text:style-name="T19">，具有库容量大</text:span><text:span text:style-name="T20">、亲和力高、靶分子范围广</text:span><text:span text:style-name="T21">、特异性强</text:span><text:span text:style-name="T20">等特色，能够从筛选技术和筛选机理两个层面实现对当前适配体筛选方法的突破</text:span><text:span text:style-name="T22">，实现一个基于适配体的食源性致病菌快速检测平台</text:span><text:span text:style-name="T27">。</text:span></text:p>
      <text:p text:style-name="P4"><text:span text:style-name="T27"><text:tab/></text:span><text:span text:style-name="T2">该技术方法体系和平台的建立</text:span><text:span text:style-name="T23">，</text:span><text:span text:style-name="T2">对于弥补国际上相关检测方法和技术的不足</text:span><text:span text:style-name="T23">、建立和</text:span><text:span text:style-name="T2">完善食源性致病菌的检测标准</text:span><text:span text:style-name="T23">、</text:span><text:span text:style-name="T2">形成一批具有自主知识产权和国际竞争力的检测新技术</text:span><text:span text:style-name="T23">、</text:span><text:span text:style-name="T2">促进我国食品安全战略体系的建设都具有重要的现实意义。</text:span></text:p>
      <text:p text:style-name="P24"/>
      <text:p text:style-name="P64">3、本项目研究现有起点科技水平及已存在的知识产权情况</text:p>
      <text:p text:style-name="P48"><text:span text:style-name="T28"><text:tab/>如前所述</text:span><text:span text:style-name="T161">，</text:span><text:span text:style-name="T160">目前对于食源性致病菌的检测主要采用常规检测分析或免疫学检测方法</text:span><text:span text:style-name="T161">，这些方法已在实践中得到广泛应用</text:span><text:span text:style-name="T162">，但具有耗时长、成本高等缺点，难以实现快速在线检测。</text:span></text:p>
      <text:p text:style-name="P49"><text:span text:style-name="T31"><text:tab/>采用核酸适配体进行致病菌筛选在国内外有相关学术论文和专利的发表</text:span><text:span text:style-name="T163">，但尚未有进入实践阶段的产品或标准问世，</text:span><text:span text:style-name="T31">研究结果均较为孤立和分散，</text:span><text:span text:style-name="T163">因此该技术及其产物的知识产权并未受到个人或公司垄断</text:span><text:span text:style-name="T164">，</text:span><text:span text:style-name="T31">国内外也没有以适配体为基础的食源性致病菌快速检测平台的报道。因此</text:span><text:span text:style-name="T165">，</text:span><text:span text:style-name="T92">本</text:span><text:span text:style-name="T93">项目</text:span><text:span text:style-name="T92">拟研究和发展的食源性致病菌核酸适配体库是首次以适配体为基础的微生物快速检测平台，具有较好的原创性</text:span><text:span text:style-name="T94">，能填补国内外在这一领域的空白。</text:span></text:p>
      <text:p text:style-name="P105"><text:tab/></text:p>
      <text:p text:style-name="P104"/>
      <text:p text:style-name="P64">4、本项目研究国内外竞争情况及产业化前景</text:p>
      <text:p text:style-name="P50"><text:tab/><text:span text:style-name="T92">本</text:span><text:span text:style-name="T93">项目</text:span><text:span text:style-name="T92">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50"><text:span text:style-name="T92"/></text:p>
      <text:p text:style-name="P64">二、研究内容</text:p>
      <text:p text:style-name="P64">1、具体研究开发内容和要点解决的关键技术问题</text:p>
      <text:p text:style-name="P80">具体研究开发内容</text:p>
      <text:p text:style-name="P7"><text:span text:style-name="T44">（</text:span>1）食源性致病菌核酸适配体的筛选和库的建立</text:p>
      <text:p text:style-name="P8">（<text:span text:style-name="T44">2</text:span>）食源性致病菌核酸适配体的<text:span text:style-name="T35">“</text:span>靶标<text:span text:style-name="T35">-适配体结构”构效关系研究</text:span></text:p>
      <text:p text:style-name="P9">（<text:span text:style-name="T44">3</text:span>）食源性致病菌核酸适配体库的评价和应用平台建设</text:p>
      <text:p text:style-name="P91">（4）检测产品研发 </text:p>
      <text:p text:style-name="P91">（5）检测装备研制</text:p>
      <text:p text:style-name="P67"/>
      <text:p text:style-name="P85">要重点解决的关键技术问题</text:p>
      <text:p text:style-name="P86">（<text:span text:style-name="T45">1</text:span>）适配体与靶标的结合是通过适配体与靶标的特殊结构域（表位）相结合来实现的，对于以全菌作为靶标<text:soft-page-break/>的适配体筛选而言，哪些菌体结构是与适配体特异性结合的表位，是决定适配体是否特异的一个关键问题，因此本项目要解决的一个关键技术问题就是致病菌表位的筛选。</text:p>
      <text:p text:style-name="P86">（<text:span text:style-name="T67">2</text:span>）如何获得某种致病菌的特异性的表面蛋白，使得以该蛋白为靶标筛选得到的适配体具有特异性（不与其它微生物表面蛋白结合）是本项目要解决的一个关键技术问题。</text:p>
      <text:p text:style-name="P87">（<text:span text:style-name="T68">3</text:span>）如何研究<text:span text:style-name="T35">“</text:span><text:span text:style-name="T69">靶标</text:span><text:span text:style-name="T35">-适配体结构”这一构效关系，从而得出其中内在规律以指导适配体的理性筛选，是本项目要解决的一个关键技术问题。</text:span></text:p>
      <text:p text:style-name="P88"/>
      <text:p text:style-name="P64">2、项目的特色和创新之处</text:p>
      <text:p text:style-name="P10">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1">（<text:span text:style-name="T70">1</text:span>）针对常见食源性致病菌，用于检测每种致病菌的特异性适配体达<text:span text:style-name="T71">10条以上，能够充分保证检测的准确性和特异性。</text:span></text:p>
      <text:p text:style-name="P11"><text:span text:style-name="T71">（</text:span><text:span text:style-name="T72">2</text:span><text:span text:style-name="T71">）采用生物信息学方法对各种致病菌的全基因组进行搜索和比对</text:span><text:span text:style-name="T73">，</text:span><text:span text:style-name="T71">确定致病菌中的特异性表面蛋白质</text:span><text:span text:style-name="T74">（酶），可以得到具有完全排他性的特异性适配体，保证检测结果的特异性。</text:span></text:p>
      <text:p text:style-name="P12"><text:span text:style-name="T74">（3）适配体库的建设</text:span><text:span text:style-name="T75">，可以实现</text:span><text:bookmark-start text:name="__DdeLink__631_1053022319"/><text:span text:style-name="T75">常见食源性致病菌</text:span><text:bookmark-end text:name="__DdeLink__631_1053022319"/><text:span text:style-name="T75">的快速检测</text:span><text:span text:style-name="T76">，无需再针对某个属或种的致病菌筛选适配体。</text:span></text:p>
      <text:p text:style-name="P13"><text:span text:style-name="T78">（4）对</text:span><text:span text:style-name="T47">“</text:span><text:span text:style-name="T46">靶标</text:span><text:span text:style-name="T47">-适配体结构”构效关系的研究可以</text:span><text:span text:style-name="T48">为适配体筛选提供理论依据，减少SELEX筛选过程中的盲目性，从而</text:span><text:span text:style-name="T47">加速</text:span><text:span text:style-name="T48">适配体筛选过程甚至进行适配体的有理化人工设计</text:span><text:span text:style-name="T49">。</text:span></text:p>
      <text:p text:style-name="P89">（5）本项目将适配体技术与发光纳米材料技术相结合以进行下游应用研究，可以为常见食源性致病菌检测提供一个可靠的系统化检测平台。</text:p>
      <text:p text:style-name="P89"/>
      <text:p text:style-name="P64">3、要达到的主要技术、经济指标及社会、经济效益</text:p>
      <text:p text:style-name="P14"><text:span text:style-name="T79">（1）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text:span></text:p>
      <text:p text:style-name="P15"><text:span text:style-name="T80">（2）研究</text:span>食源性致病菌与相应核酸适配体之间的<text:span text:style-name="T47">“</text:span><text:span text:style-name="T46">靶标</text:span><text:span text:style-name="T47">-适配体结构”构效关系</text:span><text:span text:style-name="T51">，得出靶标结构与相应适配体之间的空间构型，分析两者结合的关键结构域特征</text:span><text:span text:style-name="T52">。</text:span></text:p>
      <text:p text:style-name="P17"><text:span text:style-name="T52">（3）</text:span><text:span text:style-name="T50">为常见食源性致病菌建设一个可靠的系统化检测平台</text:span><text:span text:style-name="T54">。</text:span></text:p>
      <text:p text:style-name="P19"><text:span text:style-name="T54">（4）</text:span><text:span text:style-name="T46">研制</text:span><text:span text:style-name="T56">1种新型检测装备，研制</text:span><text:span text:style-name="T55">3种</text:span><text:span text:style-name="T46">食源性致病菌新型快速检测产品</text:span><text:span text:style-name="T50">。</text:span></text:p>
      <text:p text:style-name="P16"><text:span text:style-name="T53">（</text:span><text:span text:style-name="T54">5</text:span><text:span text:style-name="T53">）发表</text:span>高档次SCI论文3-5篇<text:span text:style-name="T81">，</text:span>申请国家发明专利3-4个<text:span text:style-name="T81">，</text:span>参与制订或修改国家、行业标准1项以上。</text:p>
      <text:p text:style-name="P18"><text:span text:style-name="T82">（</text:span><text:span text:style-name="T83">6</text:span><text:span text:style-name="T82">）本项目研究的结果以及形成的新方法或新产品能够</text:span><text:span text:style-name="T2">形成一批具有自主知识产权和国际竞争力的检测新技术</text:span><text:span text:style-name="T85">，</text:span>在涉及食源性致病菌检测的质检、商检<text:span text:style-name="T84">、</text:span>检验检疫、海关、公安等部门得到广泛应用<text:span text:style-name="T84">，对于</text:span><text:span text:style-name="T2">促进我国食品</text:span><text:span text:style-name="T2">安全战略体系的建设具有重要现实意义。</text:span></text:p>
      <text:p text:style-name="P1"/>
      <text:p text:style-name="P64">三、研究试验方法、技术路线以及工艺流程</text:p>
      <text:p text:style-name="P74">1. 研究试验方法</text:p>
      <text:p text:style-name="P21"><text:span text:style-name="T44">（</text:span>1）食源性致病菌核酸适配体的筛选和库的建立</text:p>
      <text:p text:style-name="P21"><text:span text:style-name="T32"><text:tab/>从我国</text:span>常见的<text:span text:style-name="T77">12种</text:span>食源性致病菌<text:span text:style-name="T32">全细胞、致病菌表面特定分子靶标（例如膜蛋白）两个层面开展</text:span>核酸适<text:soft-page-break/>配体的筛选<text:span text:style-name="T32">，通过分析优化过程中适配体反筛和负筛的方法</text:span><text:span text:style-name="T193">，加速适配体筛选流程，</text:span><text:span text:style-name="T32">每种致病菌</text:span><text:span text:style-name="T193">（包括常见属、</text:span><text:span text:style-name="T193">种）</text:span><text:span text:style-name="T32">得到至少</text:span><text:span text:style-name="T33">10条以上高特异性、高灵敏度的核酸适配体，从而构建成核酸适配体库</text:span><text:span text:style-name="T34">。</text:span><text:span text:style-name="T203">拟采用的食源性致病菌见表1。</text:span></text:p>
      <text:p text:style-name="P110"><draw:frame draw:style-name="fr1" draw:name="图形4" text:anchor-type="paragraph" svg:width="15.547cm" svg:height="9.292cm" draw:z-index="3"><draw:image xlink:href="Pictures/100000000000021200000150E4CF62C0.jpg" xlink:type="simple" xlink:show="embed" xlink:actuate="onLoad"/></draw:frame></text:p>
      <text:p text:style-name="P21">（<text:span text:style-name="T44">2</text:span>）食源性致病菌核酸适配体的<text:span text:style-name="T35">“</text:span>靶标<text:span text:style-name="T35">-适配体结构”构效关系研究</text:span></text:p>
      <text:p text:style-name="P21"><text:span text:style-name="T35"><text:tab/>根据上一步骤已筛选得到的</text:span>食源性致病菌核酸适配体序列<text:span text:style-name="T36">，对各序列进行一级结构的分子相似性分析，对二级结构进行构象和能级分析，通过分子相似性分析结果对各序列进行分类</text:span><text:span text:style-name="T37">，进一步考量其结构特征，并通过分子间相互作用力分析来推断</text:span><text:span text:style-name="T35">“</text:span>靶标<text:span text:style-name="T35">-适配体结构”构效关系</text:span><text:span text:style-name="T38">，为适配子的</text:span><text:span text:style-name="T40">“</text:span><text:span text:style-name="T38">理性筛选</text:span><text:span text:style-name="T40">”建立</text:span><text:span text:style-name="T38">基础</text:span><text:span text:style-name="T39">。</text:span></text:p>
      <text:p text:style-name="P21">（<text:span text:style-name="T44">3</text:span>）食源性致病菌核酸适配体库的评价和应用平台建设</text:p>
      <text:p text:style-name="P22"><text:tab/>根据上述研究结果对适配体库进行实际应用研究<text:span text:style-name="T41">，以已知或未知的食源性致病菌为研究目标</text:span><text:span text:style-name="T42">，</text:span><text:span text:style-name="T41">分析该库在致病菌检测过程中的库容量</text:span><text:span text:style-name="T42">、灵敏度</text:span><text:span text:style-name="T43">，</text:span><text:span text:style-name="T42">以及稳定性等参数，配合本研究组成熟的</text:span><text:span text:style-name="T63">上转换荧光纳米检测技术</text:span><text:span text:style-name="T64">，对适配体库中的适配体进行实际检测能力的表征和评价，</text:span><text:span text:style-name="T42">并根据试验结果对库中序列进行调整优化，从而得到一个可实际应用和快速部署的检测平台。</text:span></text:p>
      <text:p text:style-name="P92">（4）检测产品研发 </text:p>
      <text:p text:style-name="P92"><text:tab/>基于前述检测技术体系的建设，开发配套的检测试剂盒等新产品。 </text:p>
      <text:p text:style-name="P92">（5）检测装备研制 </text:p>
      <text:p text:style-name="P92"><text:tab/>在本研究组前期搭建好的上转换荧光检测平台基础上进一步探索和试制便携式小型检测设备。</text:p>
      <text:p text:style-name="P92"/>
      <text:p text:style-name="P75"><text:span text:style-name="T192">2. </text:span><text:span text:style-name="T1">技术路线以及工艺流程</text:span></text:p>
      <text:p text:style-name="P23">请见图<text:span text:style-name="T204">1。</text:span></text:p>
      <text:p text:style-name="P69"><draw:frame draw:style-name="fr2" draw:name="图形1" text:anchor-type="paragraph" svg:width="9.439cm" svg:height="10.111cm" draw:z-index="0"><draw:image xlink:href="Pictures/10000000000001F4000001F2965D0F7E.jpg" xlink:type="simple" xlink:show="embed" xlink:actuate="onLoad"/></draw:frame><text:soft-page-break/>图<text:span text:style-name="T204">1 本项目的技术路线与工艺流程</text:span></text:p>
      <text:p text:style-name="P64"/>
      <text:p text:style-name="P64">四、工作基础和条件 </text:p>
      <text:p text:style-name="P65">1、承担单位概况（人员、资产、业务与管理状况），拥有知识产权状况（包括本项目已有知识产权状况）</text:p>
      <text:p text:style-name="P27"><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86">、</text:span>“十一五”攻关项目等在内的国家、部省市科研项目<text:span text:style-name="T29">1000余项</text:span>。共获国家、省部级以上科技奖励<text:span text:style-name="T95">3</text:span>00余项，<text:span text:style-name="T29">其中国家技术发明和科技进步二等奖5项。</text:span><text:span text:style-name="T88">20</text:span><text:span text:style-name="T89">12</text:span><text:span text:style-name="T88">年，学校科研经费总量达到</text:span><text:span text:style-name="T91"> 4.442</text:span><text:span text:style-name="T88">亿元；国际三大检索收录论文</text:span><text:span text:style-name="T89">1479</text:span><text:span text:style-name="T88">篇，其中SCIE、EI论文</text:span><text:span text:style-name="T89">1441</text:span><text:span text:style-name="T88">篇；申请专利</text:span><text:span text:style-name="T90">4230项</text:span><text:span text:style-name="T88">，</text:span><text:span text:style-name="T90">授权专利2570项，</text:span>申请和授权专利数在全国高校中一直名列前茅。</text:p>
      <text:p text:style-name="P26"><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01"><text:tab/>项目组主要成员祝长青高级研究员所在的单位江苏出入境检验检疫局动植物与食品检测中心拥有<text:soft-page-break/>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6"><text:tab/>此外，江南大学食品学院、食品科学与技术国家重点实验室自“十五”以来，承担了大量食品安全领域的国家、省部级科研项目，在食品安全检测技术和产品开发领域发表研究论文<text:span text:style-name="T96">200余</text:span>篇，申报国家发明专利<text:span text:style-name="T87">3</text:span><text:span text:style-name="T96">8</text:span><text:span text:style-name="T87">0</text:span><text:span text:style-name="T87">余</text:span>项，已获得授权国家发明专利<text:span text:style-name="T97">100余</text:span>项。</text:p>
      <text:p text:style-name="P64"/>
      <text:p text:style-name="P64">2、本项目现有研究工作基础（包括与本项目研究有关的主要论文、专著情况，小试或中试情况，现有装备条件等）</text:p>
      <text:p text:style-name="P28"><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31">本研究组独特的生物大分子磁分离富集、上转换荧光纳米探针技术，这种集</text:span><text:span text:style-name="T98">3种技术为</text:span><text:span text:style-name="T31">一体的检测方法能够大大促进病原菌和毒素的快速检测效率。</text:span></text:p>
      <text:p text:style-name="P60"><text:span text:style-name="T99"><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99">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01">，因此对于该领域的研究方法非常熟悉</text:span><text:span text:style-name="T194">。</text:span></text:p>
      <text:p text:style-name="P60"><text:span text:style-name="T194"><text:tab/>例如，在进行无乳链球菌适配体筛选过程中，我们分别针对该菌的全菌细胞和表面蛋白进行了适配体的筛选工作，并以常见食源性致病菌</text:span><text:span text:style-name="T195">大肠杆菌、金黄色葡萄球菌、单核细胞增生李斯特菌、志贺氏菌、沙门氏菌作为筛选的参照物，试验筛选得到的若干适配体与靶标结合能力和结合特异性，结果见图</text:span><text:span text:style-name="T197">2</text:span><text:span text:style-name="T195">，由图中可知适配体</text:span><text:span text:style-name="T196">B7P对无乳链球菌之外的其它五种菌的结合率都相对较低，均不高于10%，对无乳链球菌的优选性高于其他菌种，荧光强度接近80%，因此适配子B7P对无乳链球菌具有很高的结合力与结合特异性。</text:span></text:p>
      <text:p text:style-name="P99"><draw:frame draw:style-name="fr3" draw:name="图形2" text:anchor-type="paragraph" svg:width="16.016cm" svg:height="8.849cm" draw:z-index="1"><draw:image xlink:href="Pictures/10000000000001F40000011875DF7013.jpg" xlink:type="simple" xlink:show="embed" xlink:actuate="onLoad"/></draw:frame></text:p>
      <text:p text:style-name="P63"><text:soft-page-break/><text:span text:style-name="T136"><text:s/></text:span><text:span text:style-name="T137">图2 筛选所得各适配子与靶标结合的荧光强度百分比（上转换纳米荧光法检测）</text:span></text:p>
      <text:p text:style-name="P112"/>
      <text:p text:style-name="P61"><text:span text:style-name="T197"><text:tab/>针对该菌的表面蛋白筛选所得适配体的性能如图3所示，该流式细胞检测结果表明</text:span><text:span text:style-name="T198">：</text:span><text:span text:style-name="T197">与其他菌种相比，筛选出来的适配子序列B4、B4P、B6P、B</text:span><text:span text:style-name="T198">6G</text:span><text:span text:style-name="T197">均优先结合无乳链球菌</text:span><text:span text:style-name="T200">（红色曲线）</text:span><text:span text:style-name="T197">，其结果所体现的荧光偏移较强，而其他几种菌与荧光标记的适配子结合能力弱且荧光偏移小</text:span><text:span text:style-name="T199">，因此这几个适配体能特异性地结合靶标无乳链球菌</text:span><text:span text:style-name="T197">。</text:span></text:p>
      <text:p text:style-name="P62"><draw:frame draw:style-name="fr3" draw:name="图形3" text:anchor-type="paragraph" svg:width="12.98cm" svg:height="14.169cm" draw:z-index="2"><draw:image xlink:href="Pictures/10000000000001F400000212111935F2.jpg" xlink:type="simple" xlink:show="embed" xlink:actuate="onLoad"/></draw:frame></text:p>
      <text:p text:style-name="P100"><text:soft-page-break/>图3 适配子与靶标微生物细胞结合后的流式细胞分析</text:p>
      <text:p text:style-name="P59"><text:span text:style-name="T10"><text:tab/>上述研究结果表明</text:span><text:span text:style-name="T201">，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28"><text:span text:style-name="T31"><text:tab/>目前，本研究组已</text:span>发表多篇相关主题的SCI论文，申报了多项国家发明专利。</text:p>
      <text:p text:style-name="P82"/>
      <text:p text:style-name="P82">部分与本项目直接相关的SCI论文发表</text:p>
      <text:p text:style-name="P32"><text:span text:style-name="T100">（1）</text:span><text:span text:style-name="T101">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01"> 2012, 84:6263</text:span><text:span text:style-name="T102">-</text:span><text:span text:style-name="T101">6270. </text:span><text:span text:style-name="T103">(IF 5.856)</text:span></text:p>
      <text:p text:style-name="P29"><text:span text:style-name="T100">（2）</text:span><text:span text:style-name="T104">Shijia Wu, Nuo Duan, Xiaoyuan Ma, Yu Xia, Zhouping Wang* and Hongxin Wang. Simultaneous detection of enterovirus 71 and coxsackievirus A16 using dual-colour upconversion luminescent nanoparticles as labels. </text:span><text:span text:style-name="T5">Chem. Comm.,</text:span><text:span text:style-name="T104"> 2012, 48 (40):4866</text:span><text:span text:style-name="T102">-</text:span><text:span text:style-name="T104">4868. </text:span><text:span text:style-name="T103">(IF </text:span><text:span text:style-name="T105">6.169</text:span><text:span text:style-name="T103">)</text:span></text:p>
      <text:p text:style-name="P29"><text:span text:style-name="T100">（3）</text:span><text:span text:style-name="Strong_20_Emphasis"><text:span text:style-name="T106">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06">of </text:span></text:span><text:span text:style-name="Strong_20_Emphasis"><text:span text:style-name="T109">Salmonella Typhimurium</text:span></text:span><text:span text:style-name="Strong_20_Emphasis"><text:span text:style-name="T106"> and </text:span></text:span><text:span text:style-name="Strong_20_Emphasis"><text:span text:style-name="T109">Staphylococcus aureus</text:span></text:span><text:span text:style-name="Strong_20_Emphasis"><text:span text:style-name="T106">. </text:span></text:span><text:span text:style-name="Strong_20_Emphasis"><text:span text:style-name="T108">Anal. Chim. Acta.,</text:span></text:span><text:span text:style-name="Strong_20_Emphasis"><text:span text:style-name="T106"> 2012, 723:1-6. (IF 4.</text:span></text:span><text:span text:style-name="Strong_20_Emphasis"><text:span text:style-name="T107">555</text:span></text:span><text:span text:style-name="Strong_20_Emphasis"><text:span text:style-name="T106">)</text:span></text:span></text:p>
      <text:p text:style-name="P90"><text:span text:style-name="T102">（4）</text:span>Nuo Duan, Shijia Wu, Xiujuan Chen, Yukun Huang, Zhouping Wang*. Selection and identification of a DNA <text:soft-page-break/>aptamer targeted to <text:span text:style-name="T138">Vibrio parahaemolyticus</text:span>. <text:span text:style-name="T3">J. Agr. Food Chem.,</text:span> 2012, 60:4034-4038. <text:span text:style-name="T110">(IF 2.823)</text:span></text:p>
      <text:p text:style-name="P103"><text:span text:style-name="T111">（</text:span><text:span text:style-name="T112">5</text:span><text:span text:style-name="T111">）</text:span><text:span text:style-name="T113">Shijia Wu, Nuo Duan, Changqing Zhu, Xiaoyuan Ma, Miao Wang and Zhouping Wang*. Magnetic nanobead-based immunoassay for the simultaneous detection of aflatoxin B1 and ochratoxin A using upconversion nanoparticles as multicolor labels. </text:span><text:span text:style-name="T114">B</text:span><text:span text:style-name="T117">iosens. </text:span><text:span text:style-name="T118">B</text:span><text:span text:style-name="T117">ioelectron.</text:span><text:span text:style-name="T119">, </text:span><text:span text:style-name="T115">2011, 30:35-42 (IF 5.</text:span><text:span text:style-name="T116">602</text:span><text:span text:style-name="T115">)</text:span></text:p>
      <text:p text:style-name="P30"><text:span text:style-name="T100">（</text:span><text:span text:style-name="T120">6</text:span><text:span text:style-name="T100">）</text:span><text:span text:style-name="T141">Shijia Wu, Nuo Duan, Zhouping Wang*, and Hongxin Wang. Aptamer-functionalized magnetic nanoparticles-based bioassay for the detection of ochratoxin A using upconversion nanoparticles as label. </text:span><text:span text:style-name="T7">Analyst</text:span><text:span text:style-name="T141">, 2011, 136 (11):2306-2314. (IF 3.913)</text:span></text:p>
      <text:p text:style-name="P29"><text:span text:style-name="T100">（</text:span><text:span text:style-name="T120">7</text:span><text:span text:style-name="T100">）</text:span>Xiaoyuan Ma, Weiping Qian*. Phenolic acid induced growth of gold nanoshells precursor composites and their application in antioxidant capacity assay. <text:span text:style-name="T3">Biosens. Bioelectron.</text:span>, 2010, 26 (3):1049-1055. (IF 5.<text:span text:style-name="T121">602</text:span>)</text:p>
      <text:p text:style-name="P29"><text:span text:style-name="T100">（</text:span><text:span text:style-name="T120">8</text:span><text:span text:style-name="T100">）</text:span>Hui Li, Xiaoyuan Ma, Jian Dong, Weiping Qian*. Development of methodology based on the formation process of gold nanoshells for detecting hydrogen peroxide scavenging activity. <text:span text:style-name="T3">Anal. Chem.</text:span>, 2009, 81 (21):8916-8922. (<text:span text:style-name="T103">IF 5.856</text:span>)</text:p>
      <text:p text:style-name="P5"><text:span text:style-name="T100">（</text:span><text:span text:style-name="T120">9</text:span><text:span text:style-name="T100">）</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22">IF 5.</text:span><text:span text:style-name="T123">602</text:span><text:span text:style-name="T10">)</text:span></text:p>
      <text:p text:style-name="P29"><text:span text:style-name="T100">（</text:span><text:span text:style-name="T120">10</text:span><text:span text:style-name="T100">）</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20">778</text:span>)</text:p>
      <text:p text:style-name="P46"><text:span text:style-name="T186">（11）</text:span><text:span text:style-name="T65">Zhouping Wang*,</text:span><text:span text:style-name="T187"> Jinghong Li. Nanostructure presented chemiluminescence and electrochemi -luminescence. </text:span><text:span text:style-name="T9">Annu. Rev. Nano Res.</text:span><text:span text:style-name="T65">, 2008, 2:63-101.</text:span><text:span text:style-name="T187"> (</text:span><text:span text:style-name="T65">Invited review</text:span><text:span text:style-name="T187">)</text:span></text:p>
      <text:p text:style-name="P46"><text:span text:style-name="T187">（12）Nuo Duan, Shijia Wu, </text:span><text:span text:style-name="T65">Zhouping Wang</text:span><text:span text:style-name="T187">*. An aptamer-based fluorescence assay for Ochratoxin A. </text:span><text:span text:style-name="T9">Chinese J. Anal. Chem.</text:span><text:span text:style-name="T65">,</text:span><text:span text:style-name="T9"> </text:span><text:span text:style-name="T187">2011, 39(3):300-304 </text:span><text:span text:style-name="T65">(IF 0.79)</text:span></text:p>
      <text:p text:style-name="P47"><text:span text:style-name="T187">（13）Zhaohui Huang, Shijia Wu, Nuo Duan, Dong Hua, Yu Hu, </text:span><text:span text:style-name="T65">Zhouping Wang</text:span><text:span text:style-name="T190">*</text:span><text:span text:style-name="T187">. Sensitive detection of carcinoembryonic antigen with magnetic nano-bead and upconversion nanoparticles-based immunoassay. </text:span><text:span text:style-name="T9">J. Pharm. Biomed. Anal.</text:span><text:span text:style-name="T65">,</text:span><text:span text:style-name="T187"> 2012, 66: 225-</text:span><text:span text:style-name="T189">2</text:span><text:span text:style-name="T187">31.</text:span><text:span text:style-name="T189">(IF 2.967)</text:span></text:p>
      <text:p text:style-name="P47"><text:span text:style-name="T187">（14）</text:span><text:span text:style-name="T65">Zhouping Wang</text:span><text:span text:style-name="T9">*</text:span><text:span text:style-name="T188">, Jingquan Li, Jiayin Zhao, Nuo Duan, Huachao Sun, Yonghui Shi. Ultrasensitive chemiluminescent detection of </text:span><text:span text:style-name="T139">Salmonella</text:span><text:span text:style-name="T188"> with DNA hybridization and silver amplification of nanogold labels. </text:span><text:span text:style-name="T9">Anal. Lett.</text:span><text:span text:style-name="T65">,</text:span><text:span text:style-name="T187"> 2011, 44(6):1063-1076. </text:span><text:span text:style-name="T65">(IF 1.</text:span><text:span text:style-name="T66">016</text:span><text:span text:style-name="T65">)</text:span></text:p>
      <text:p text:style-name="P46"><text:span text:style-name="T187">（15）</text:span><text:span text:style-name="T65">Zhouping Wang</text:span><text:span text:style-name="T187">*, Nuo Duan, Jingquan Li, Jing Ye, Shufeng Ma, Guowei Le. Ultrasensitive chemiluminescent immunoassay of</text:span><text:span text:style-name="T140"> Salmonella</text:span><text:span text:style-name="T187"> with silver enhancement of nanogold labels. </text:span><text:span text:style-name="T9">Luminescence</text:span><text:span text:style-name="T187">, 2011, 26(2):136-141 </text:span><text:span text:style-name="T66">(IF 1.731)</text:span></text:p>
      <text:p text:style-name="P84"/>
      <text:p text:style-name="P45"><text:span text:style-name="T142">项目申请人发表的其他</text:span><text:span text:style-name="T143">相关</text:span><text:span text:style-name="T142">论文</text:span></text:p>
      <text:p text:style-name="P44"><text:span text:style-name="T135">（1）</text:span><text:span text:style-name="T124">Xia, Y., Chen, W., Fu, X., Zhang, H., Yang, S., &amp; Ding, X. (2005). Construction of an integrative food-grade expression system for Bacillus subtilis. Food Research International, 38(3), 251-256. </text:span><text:span text:style-name="T126">(</text:span><text:span text:style-name="T125">IF 3.150</text:span><text:span text:style-name="T126">)</text:span></text:p>
      <text:p text:style-name="P106"><text:span text:style-name="T191">（2）</text:span>Xia, Y., Chen, W., Zhao, J., Tian, F., Zhang, H., &amp; Ding, X. (2007). Construction of a new food-grade expression system for Bacillus subtilis based on theta replication plasmids and auxotrophic complementation. Applied microbiology and biotechnology, 76(3), 643-50. <text:span text:style-name="T146">(IF 3.425)</text:span></text:p>
      <text:p text:style-name="P106"/>
      <text:p text:style-name="P106"><text:span text:style-name="T191">（3）</text:span>Xia, Y., Zhao, J., Chen, H., Liu, X., Wang, Y., Tian, F., Zhang, H.P., Zhang H., &amp; Chen W. (2010). Extracellular secretion in Bacillus subtilis of a cytoplasmic thermostable β-galactosidase from Geobacillus stearothermophilus. Journal of dairy science, 93(7), 2838-45. <text:span text:style-name="T147">(IF 2.564)</text:span></text:p>
      <text:p text:style-name="P106"/>
      <text:p text:style-name="P106"><text:soft-page-break/><text:span text:style-name="T191">（4）</text:span>Chen, W., Chen, H., Xia, Y., Yang, J., Zhao, J., Tian, F., Zhang, H. P., &amp; Zhang H. (2009). Immobilization of recombinant thermostable beta-galactosidase from Bacillus stearothermophilus for lactose hydrolysis in milk. Journal of dairy science, 92(2), 491-8. <text:span text:style-name="T147">(IF 2.564)</text:span></text:p>
      <text:p text:style-name="P106"/>
      <text:p text:style-name="P108"><text:span text:style-name="T191">（5）</text:span>Chen, W., Chen, H., Xia, Y., Zhao, J., Tian, F., &amp; Zhang, H. (2008). Production, purification, and characterization of a potential thermostable galactosidase for milk lactose hydrolysis from Bacillus stearothermophilus. Journal of dairy science, 91(5), 1751-8. <text:span text:style-name="T147">(IF 2.564)</text:span></text:p>
      <text:p text:style-name="P106"/>
      <text:p text:style-name="P108"><text:span text:style-name="T191">（6）</text:span>Dong, Y.-N., Liu, X.-M., Chen, H., Xia, Y., Zhang, H., Zhang, H., &amp; Chen, W. (2011). Enhancement of the hydrolysis activity of β-galactosidase from Geobacillus stearothermophilus by saturation mutagenesis. Journal of dairy science, 94(3), 1176-1184. <text:span text:style-name="T147">(IF 2.564)</text:span></text:p>
      <text:p text:style-name="P106"/>
      <text:p text:style-name="P106"><text:span text:style-name="T191">（7）</text:span>夏雨, 弓紫丰, 成玉梁, 赵莹, 孙震. (2011). 信号肽编码序列库的构建及对耐热乳糖酶的分泌. 食品与机械, 27(6), 15-18.</text:p>
      <text:p text:style-name="P106"/>
      <text:p text:style-name="P106"><text:span text:style-name="T191">（8）</text:span>张灏, 夏雨, 傅晓燕, 陈卫, 丁霄霖. (2003). 耐热b-半乳糖苷酶基因bgaB在枯草芽胞杆菌中的整合表达. 无锡轻工大学学报, 22(6), 1-4.</text:p>
      <text:p text:style-name="P106"/>
      <text:p text:style-name="P107"><text:span text:style-name="T191">（9）</text:span>高翠芳, 吴小俊, 田丰伟, 夏雨, 陈卫. (2010). 一种表征蛋白质可分泌性的结构融合度特征. <text:span text:style-name="T148">生物工程学报</text:span>, 26(5)<text:span text:style-name="T148">:</text:span>687-<text:span text:style-name="T149">6</text:span>95. </text:p>
      <text:p text:style-name="P83"/>
      <text:p text:style-name="P83">部分与本项目直接相关的发明专利申请</text:p>
      <text:p text:style-name="P51">（1）王周平，王鑫，段诺，吴世嘉，夏雨，马小媛. 一组特异性识别无乳链球菌的寡核苷酸适配子（申请号：201210570202.0）</text:p>
      <text:p text:style-name="P51">（2）王周平，王鑫，段诺，吴世嘉，夏雨，马小媛. 一组特异性识别化脓链球菌的寡核苷酸适配子（申请号：201210570205.4）</text:p>
      <text:p text:style-name="P51">（3）王周平，袁京磊，俞晔，段诺，吴世嘉，夏雨，马小媛. 一种基于适配体识别的鼠伤寒沙门氏菌可视化检测方法（申请号：201210552781.6） </text:p>
      <text:p text:style-name="P51">（4）王周平，段诺，吴世嘉，马小媛，夏雨. 一种利用适配体识别量子点标记结合流式细胞术同时检测两种致病菌的方法（申请号：201210570201.6） </text:p>
      <text:p text:style-name="P33"><text:span text:style-name="T144">（5）王周平，吴世嘉，段诺，马小媛，夏雨. 一种基于荧光共振能量转移检测伏马菌素B1的方法（申请号：</text:span><text:span text:style-name="T144">201210570159.8） </text:span></text:p>
      <text:p text:style-name="P51">（6）王周平，段诺，吴世嘉. 一种特异性识别副溶血性弧菌的寡核苷酸适配子及应用（申请号：201110291377.3）</text:p>
      <text:p text:style-name="P51">（7）王周平，段诺，吴世嘉. 一种特异性识别鼠伤寒沙门氏菌的寡核苷酸适配子及应用（申请号：201110291363.1）</text:p>
      <text:p text:style-name="P52">（8）王周平，王文凤，段诺，吴世嘉，夏雨，马小媛. 一组特异性识别黄曲霉毒素B2的寡核苷酸适配子（申请号：201210370139.6）</text:p>
      <text:p text:style-name="P34"><text:span text:style-name="T145">（9）</text:span><text:span text:style-name="T144">王周平，王文凤，段诺，吴世嘉，夏雨，马小媛. 一组特异性识别黄曲霉毒素B1的寡核苷酸适配子（申请号：201210370140.6）</text:span></text:p>
      <text:p text:style-name="P34"><text:span text:style-name="T145">（10）</text:span><text:span text:style-name="T144">王周平，夏雨，弓紫丰. 一种丙酮酸磷酸双激酶重组表达菌株的构建方法及其应用（申请号：201210014850.8）</text:span></text:p>
      <text:p text:style-name="P81"/>
      <text:p text:style-name="P81">与本项目相关的获奖</text:p>
      <text:p text:style-name="P31"><text:soft-page-break/>夏雨<text:span text:style-name="T202">，</text:span>首届亚洲食品装备论坛优秀论文一等奖<text:span text:style-name="T150">，2011.</text:span></text:p>
      <text:p text:style-name="P109">王周平，半导体纳米晶复合材料在分析化学和生物分析中的应用，中国分析测试协会科学技术一等奖，2007.</text:p>
      <text:p text:style-name="P109"/>
      <text:p text:style-name="P64">3、项目负责人以往承担国家、省级等各类科技计划项目完成情况（立项年度、项目编号、项目名称、计划类别、完成时间、完成效果）</text:p>
      <text:p text:style-name="P93">（1）<text:span text:style-name="T158">2011-201</text:span><text:span text:style-name="T159">3</text:span><text:span text:style-name="T158">，</text:span>国家自然科学基金项目<text:span text:style-name="T151">“</text:span><text:span text:style-name="T152">耐热β-半乳糖苷酶在枯草芽孢杆菌中分泌效率的限制因素研究</text:span><text:span text:style-name="T153">”</text:span><text:span text:style-name="T155">，</text:span><text:span text:style-name="T154">No. 31000752，正在进行</text:span></text:p>
      <text:p text:style-name="P94"><text:span text:style-name="T152">（2）</text:span><text:span text:style-name="T156">2008-2011，</text:span><text:span text:style-name="T152">江苏省自然科学基金项目“枯草芽孢杆菌Tat分泌途径中蛋白质前体加工效率的限制因素研究”，No. BK2008103，</text:span><text:span text:style-name="T156">2011年</text:span><text:span text:style-name="T152">已通过结题验收</text:span><text:span text:style-name="T156">（超额完成）</text:span></text:p>
      <text:p text:style-name="P95"><text:span text:style-name="T156">（3）</text:span><text:span text:style-name="T157">2009-2011，教育部博士点新教师基金项目“食品酶在枯草芽孢杆菌中以Tat途径分泌时前体加工效率的影响因素”，N</text:span><text:span text:style-name="T152">o. 200802951022</text:span><text:span text:style-name="T157">，2011年已结题</text:span></text:p>
      <text:p text:style-name="P96">（4）2006-2010，“十一五”863计划项目“枯草芽孢杆菌多适性食品级表达系统构建及分泌途径改造”，No. 2006AA10Z318，2010年已通过结题验收（参与研究）</text:p>
      <text:p text:style-name="P97">（5）2011-2013，张家港科技局项目“食源性致病微生物现场快速可视化与高通量检测技术及产品研究”，正在进行</text:p>
      <text:p text:style-name="P97"/>
      <text:p text:style-name="P68">4、项目实施具备的人才队伍、经费配套投入能力及科技服务管理能力</text:p>
      <text:p text:style-name="P73"><text:span text:style-name="T181">（1）</text:span>人才队伍</text:p>
      <text:p text:style-name="P102">夏雨、王周平、马小媛、史华伟、吴世嘉、段诺、陈秀娟、黄玉坤、王鑫、王燕</text:p>
      <text:p text:style-name="P35"><text:span text:style-name="T29">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35"/>
      <text:p text:style-name="P72">项目负责人一：</text:p>
      <text:p text:style-name="P39"><text:span text:style-name="T127"><text:tab/>夏雨，男，1975年生，博士，副教授，江南大学食品学院教师。1997年毕业于南京理工大学化工学院，2001</text:span><text:span text:style-name="T128">-2007</text:span><text:span text:style-name="T127">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29">pplied Microbiology and Biotechnology、Process Biochemistry、Journal of Dairy Science等审稿人</text:span><text:span text:style-name="T127">。现从事《微生物学》和《微生物学实验》等课程教学，科研方向为食品分子微生物学，近期主攻研究方向：采用微生物学、分子微生物学原理和技术对食品安全中存在的若干基础问题</text:span><text:span text:style-name="T130">（如食源性致病微生物的检测与鉴定、真菌毒素的快速高通量检测、分析检测用探针分子如适配体、抗体的研究与开发等），已针对副溶血性弧菌</text:span><text:span text:style-name="T131">、无乳链球菌和阪歧肠杆菌等致病菌开发了若干高灵敏度适配体。另外还进行了食品安全检测相关</text:span><text:span text:style-name="T127">新酶的筛选、重组表达与酶学性质等工作</text:span><text:span text:style-name="T131">，并</text:span><text:span text:style-name="T127">针对芽孢杆菌构建出多套新型食品级表达系统和分泌表达系统</text:span><text:span text:style-name="T131">。指导硕士研究生</text:span><text:span text:style-name="T133">6名，</text:span><text:span text:style-name="T127">在国内外学术期刊发表了</text:span><text:span text:style-name="T134">2</text:span><text:span text:style-name="T127">0多篇相关科研论文</text:span><text:span text:style-name="T131">，申请了</text:span><text:span text:style-name="T132">12项国家发明专利</text:span><text:span text:style-name="T127">。现主持国家自然科学基金项目1项，主持并完成了教育部博士点基金项目1项，主持并完成了江苏省自然科学基金1项</text:span><text:span text:style-name="T133">，</text:span><text:span text:style-name="T127">参加国家自然科学基金、国家863计划等国家级项目6项。</text:span></text:p>
      <text:p text:style-name="P98"><text:soft-page-break/></text:p>
      <text:p text:style-name="P70">项目负责人二：</text:p>
      <text:p text:style-name="P38"><text:span text:style-name="T8"><text:tab/></text:span><text:span text:style-name="T166">王周平，男，1974年生，2004年获分析化学博士学位，2004-2006年在清华大学化学系从事博士后研究工作，现为江南大学食品学院副院长、教授、博士生导师，</text:span><text:span text:style-name="T168">国家食品安全风险监测委员会委员，</text:span><text:span text:style-name="T167">国家食品药品监督管理局首批餐饮服务食品安全专家，江苏省食品安全标准审评专家，江苏省科技咨询专家，无锡出入境检验</text:span><text:span text:style-name="T167">检疫局特约研究员，江苏省食品科学与技术学会秘书长，国际期刊</text:span><text:span text:style-name="T173">Clinical Chemistry、Biosensors and Bioelectronics、Talanta、Analyst、Analytica Chimica Acta、Luminescence、Journal of Agricultural and Food Chemistry、Food Chemistry等特约审稿人</text:span><text:span text:style-name="T167">。</text:span></text:p>
      <text:p text:style-name="P37"><text:span text:style-name="T166"><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69">70余</text:span><text:span text:style-name="T166">篇，其中SCI论文55篇，国际刊物邀请综述1篇，</text:span><text:span text:style-name="T30">论文单次最高他引×××次</text:span><text:span text:style-name="T166">，申报国家发明专利</text:span><text:span text:style-name="T170">21</text:span><text:span text:style-name="T166">项,获中国分析测试协会科学技术一等奖1项。指导博士研究生</text:span><text:span text:style-name="T170">4</text:span><text:span text:style-name="T166">名，硕士研究生</text:span><text:span text:style-name="T171">1</text:span><text:span text:style-name="T172">6</text:span><text:span text:style-name="T166">名。</text:span></text:p>
      <text:p text:style-name="P56"/>
      <text:p text:style-name="P71">项目组主要成员：</text:p>
      <text:p text:style-name="P36">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74">（</text:span>JH09-34<text:span text:style-name="T174">）</text:span>、国家自然科学基金面上项目（20475009）等的研究工作，已发表和录用SCI收录论文10余篇，获中国发明专利授权1项。</text:p>
      <text:p text:style-name="P53"/>
      <text:p text:style-name="P76">（2）经费配套投入能力</text:p>
      <text:p text:style-name="P55"><text:span text:style-name="T181"><text:tab/>课题组在前期研究中已经投入20万元左右用于部分原材料和生化试剂购买、检测光源设备购置和试制、核酸测序和合成等</text:span><text:span text:style-name="T182">，</text:span><text:span text:style-name="T181">后续研究工作中还将通过市配套投入和单位自筹方式继续配套增加</text:span><text:span text:style-name="T182">120</text:span><text:span text:style-name="T181">万元经费投入</text:span><text:span text:style-name="T182">，</text:span><text:span text:style-name="T181">在实验仪器设备购置、技术产品化、产品市场化方面进行深入研究。</text:span></text:p>
      <text:p text:style-name="P57"/>
      <text:p text:style-name="P77"><text:span text:style-name="T182">（3）</text:span><text:span text:style-name="T183">科技服务管理能力 </text:span></text:p>
      <text:p text:style-name="P54"><text:span text:style-name="T181"><text:tab/></text:span><text:span text:style-name="T184">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54"><text:span text:style-name="T181"><text:tab/></text:span><text:span text:style-name="T183">本课题组将进一步结合本课题的特色，以及课题指南的规范和要求，针对本课题项目制定对应的策略，全面完成好本课题的各项预定目标，努力提升科技服务管理能力。</text:span></text:p>
      <text:p text:style-name="P58"/>
      <text:p text:style-name="P66">5、本项目实施可能对环境的影响及预防治理方案</text:p>
      <text:p text:style-name="P35"><text:tab/>本项目实施不涉及对环境造成影响<text:span text:style-name="T185">。</text:span></text:p>
      <text:p text:style-name="P35"><text:soft-page-break/></text:p>
      <text:p text:style-name="P64">五、项目研究预期成效及效益（重点是能提交的具有自主知识产权的创新性成果、高新技术产品、新样机、新设备、新品种、计算机软件、技术标准，以及在成果转化中可能产生的效益）</text:p>
      <text:p text:style-name="P40"><text:tab/><text:span text:style-name="T79">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得出</text:span><text:span text:style-name="T69">食源性致病菌与相应核酸适配体之间的</text:span><text:span text:style-name="T47">“</text:span><text:span text:style-name="T57">靶标</text:span><text:span text:style-name="T47">-适配体结构”构效关系</text:span><text:span text:style-name="T52">；</text:span><text:span text:style-name="T50">为常见食源性</text:span><text:span text:style-name="T50">致病菌建设一个可靠的系统化检测平台</text:span><text:span text:style-name="T58">，预期成果如下：</text:span></text:p>
      <text:p text:style-name="P20"><text:span text:style-name="T54">（</text:span><text:span text:style-name="T58">1</text:span><text:span text:style-name="T54">）</text:span><text:span text:style-name="T46">研制</text:span><text:span text:style-name="T56">1种新型检测装备；</text:span></text:p>
      <text:p text:style-name="P20"><text:span text:style-name="T58">（2）</text:span><text:span text:style-name="T56">研制</text:span><text:span text:style-name="T55">3种</text:span><text:span text:style-name="T46">食源性致病菌新型快速检测产品</text:span><text:span text:style-name="T58">；</text:span></text:p>
      <text:p text:style-name="P20"><text:span text:style-name="T53">（</text:span><text:span text:style-name="T58">3</text:span><text:span text:style-name="T53">）发表</text:span><text:span text:style-name="T175">高档次SCI论文3-5篇</text:span><text:span text:style-name="T81">；</text:span></text:p>
      <text:p text:style-name="P20"><text:span text:style-name="T176">（4）</text:span><text:span text:style-name="T175">申请国家发明专利3-4项；</text:span></text:p>
      <text:p text:style-name="P20"><text:span text:style-name="T176">（5）</text:span><text:span text:style-name="T175">参与制订或修改国家、行业标准1项以上；</text:span></text:p>
      <text:p text:style-name="P20"><text:span text:style-name="T176">（6）</text:span><text:span text:style-name="T177">提交详细研究报告1份。</text:span></text:p>
      <text:p text:style-name="P19"><text:span text:style-name="T82"><text:tab/>本项目研究的结果以及形成的新方法或新产品能够</text:span><text:span text:style-name="T2">形成一批具有自主知识产权和国际竞争力的检测新技术</text:span><text:span text:style-name="T85">，能够</text:span>在涉及食源性致病菌检测的质检、商检<text:span text:style-name="T84">、</text:span>检验检疫、海关、公安等部门得到广泛应用<text:span text:style-name="T84">，对于</text:span><text:span text:style-name="T2">促进我国食品安全战略体系的建设具有重要现实意义。</text:span></text:p>
      <text:p text:style-name="P25"/>
      <text:p text:style-name="P64">六、计划进度安排与考核指标</text:p>
      <text:p text:style-name="P73">1. 计划进度</text:p>
      <text:p text:style-name="P41"><text:span text:style-name="T178">2013年</text:span><text:span text:style-name="T180">10</text:span><text:span text:style-name="T178">月～2014年</text:span><text:span text:style-name="T180">06</text:span><text:span text:style-name="T178">月：各食源性致病菌核酸适配体的筛选、功能表征、功能化纳米探针的制备；</text:span></text:p>
      <text:p text:style-name="P42"><text:span text:style-name="T178">2014年0</text:span><text:span text:style-name="T180">7</text:span><text:span text:style-name="T178">月～201</text:span><text:span text:style-name="T180">5</text:span><text:span text:style-name="T178">年</text:span><text:span text:style-name="T180">04</text:span><text:span text:style-name="T178">月：食源性致病菌核酸适配体库的建立，适配体与靶标结合的</text:span><text:span text:style-name="T179">上转换荧光检测效果的评估，</text:span><text:span text:style-name="T47">“</text:span><text:span text:style-name="T57">靶标</text:span><text:span text:style-name="T47">-适配体结构”构效关系研究</text:span><text:span text:style-name="T59">、</text:span><text:span text:style-name="T47">预测和评估；</text:span></text:p>
      <text:p text:style-name="P42"><text:span text:style-name="T59">2015年0</text:span><text:span text:style-name="T61">5</text:span><text:span text:style-name="T59">月～201</text:span><text:span text:style-name="T61">6</text:span><text:span text:style-name="T59">年</text:span><text:span text:style-name="T61">0</text:span><text:span text:style-name="T62">5</text:span><text:span text:style-name="T59">月：</text:span><text:span text:style-name="T57">食源性致病菌核酸适配体库的应用平台建设</text:span><text:span text:style-name="T59">，</text:span><text:span text:style-name="T46">新产品</text:span><text:span text:style-name="T59">、装备</text:span><text:span text:style-name="T46">的研制和开发；</text:span></text:p>
      <text:p text:style-name="P43"><text:span text:style-name="T60">201</text:span><text:span text:style-name="T62">6</text:span><text:span text:style-name="T60">年0</text:span><text:span text:style-name="T62">6</text:span><text:span text:style-name="T60">月～</text:span><text:span text:style-name="T62">2016年10月：</text:span><text:span text:style-name="T60">样本测试，技术、产品和装备验证评估，撰写解题报告，项目结题验收； </text:span></text:p>
      <text:p text:style-name="P73"/>
      <text:p text:style-name="P73">2. 考核指标</text:p>
      <text:p text:style-name="P35"><text:tab/>发表高档次SCI收录论文3-5篇，申请国家发明专利3-4项，研制检测新产品3种，新型检测装备1种，参与制订或修改国家、行业标准1项以上，提交详细研究报告1份。</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494cm" fo:margin-bottom="0.494cm"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9T23:54:39</dc:date>
    <meta:editing-duration>PT19H50M50S</meta:editing-duration>
    <meta:editing-cycles>207</meta:editing-cycles>
    <meta:document-statistic meta:table-count="0" meta:image-count="4" meta:object-count="0" meta:page-count="15" meta:paragraph-count="161" meta:word-count="14408" meta:character-count="20089" meta:non-whitespace-character-count="19276"/>
  </office:meta>
</office:document-meta>
</file>